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0.268cm"/>
    </style:style>
    <style:style style:name="co2" style:family="table-column">
      <style:table-column-properties fo:break-before="auto" style:column-width="6.763cm"/>
    </style:style>
    <style:style style:name="co3" style:family="table-column">
      <style:table-column-properties fo:break-before="auto" style:column-width="1.91cm"/>
    </style:style>
    <style:style style:name="ro1" style:family="table-row">
      <style:table-row-properties style:row-height="0.529c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6382" table:default-cell-style-name="Default"/>
        <table:table-row table:style-name="ro1">
          <table:table-cell table:style-name="ce1" office:value-type="string" calcext:value-type="string">
            <text:p>Demandas</text:p>
          </table:table-cell>
          <table:table-cell table:number-columns-repeated="16383"/>
        </table:table-row>
        <table:table-row table:style-name="ro1">
          <table:table-cell office:value-type="string" calcext:value-type="string">
            <text:p>Tenho um contrato com o Itaú Seguro e a empresa vem criando dificuldades e barreiras para que eu possa fazer a portabilidade para a empresa que eu trabalho, após enviar a documentação ficam pedido mais procedimentos </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Fiz a solicitação de resgate de um Plano VGBL contratado na BRASILPREV (Banco do Brasil), no dia 33/33/3333, até o presente não foi creditado em minha conta: abri diversos protocolos, nos quais afirmavam erro no sistema e até meu - porém no App não tem a opção que eles dizem que era para ser selecionada -, sem passarem informações claras, enviam e-mails com a possível data para crédito, mesmo assim, não sou creditada. Segue o número do meu plano e protocolos: Matr. 333333333 VGBL Júnior Protocolos: 33333333333, 33333333333, 333333333333, 33333333333, 33333333333, 3333333333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Fui funcionário da Celesc - Centrais Elétricas de Santa Catarina, até o dia 33/33/3333, e a empresa possui um fundo de previdência fechado (Celus), o qual eu fazia parte. Após o desligamento da empresa no dia 33/33/3333 o Gerente de Relacionamento da minha conta, no Banco do Brasil, me ofereceu a possibilidade de efetuar a transferência do saldo do fundo de previdência fechado (Celus), para um plano de previdência aberto Brasilprev. Fui informado que após a carência de 3 meses, caso eu precisasse, poderia efetuar o resgate do saldo (parcial ou total). No dia 33/33/3333, entrei em contato com o meu Gerente de Relacionamento, para fazer um resgate do saldo do meu plano Brasilprev, O gerente de relacionamento me informou da carência, mas ele não lembrava de quantos meses de carência para resgatar e disse que entraria em contato com a Brasilprev. Mais tarde ele entrou em contato comigo, informando que não poderia efetuar resgate do fundo do plano de previdência da Brasilprev. Somente pode entrar em benefício vitalício ou prazo certo.Quando da negociação pra fazer a portabilidade, nunca fui informado da impossibilidade de resgate do saldo e mesmo o próprio gerente de relacionamento que me vendeu a portabilidade não sabia disso, apenas que tinha carência de 3 meses para resgate, conforme o próprio termo de adesão que assinei informa o prazo de 3 meses para resgate do fundo de reserva.</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Tenho uma Previdência Privada da Zurich em meu nome, desde 3333, qdo entrei na minha empresa anterior. Fiz contribuições mensais para esta previdência ao longo de 3333, 3333 e 3333, recebendo inclusive o Informe de Rendimentos para declaração de Imposto de Renda. No entanto, meu IR do ano passado e deste encontram-se com pendência, devido a informação não ter sido enviada pela Zurich. Ou seja, minha declação consta a previdência da Zurich, mas na base do IR a empresa não declarou a minha contribuição. Isto está me gerando um transtorno enorme, já que caí na malha fina. Liguei no 3333 no dia 33-33-33 as 33:33, falando com a funcionária XXX Protocolo: 333333333 com número de solicitação 333333, no qual ela me informou que eu receberia um posicionamento em até 3 dias. Não recebi posicionamento nenhum e nem o email que a mesma relatou q eu iria receber com abertura de solicitação. Acionei então a Ouvidoria da Zurich pelo site - Protocolo 33-333333, e recebi de resposta que eu nao tinha nenhuma solicitação em aberto, q eu deveria entrar em contato. Respondi por email a resposta deles e não tive mais nenhum retorno. Enquanto isso sigo com pendência na RF por um erro da Zurich. Tenho todos os print e tbm os arquivos em PDF do Informe de Rendimentos, tudo que comprova exatamente o que está acontecendo, incluindo print do site da Receita Federal. Preciso de auxilio do orgâo que regulamenta a Zurich, para q a empresa cumpra com suas obrigações. No aguardo. Obrigada!</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Venho por3 meio deste canal denunciar que minha prima foi vitima de uma portabilidade fake pela financeira CAMPOS INTERMEDIACOES E FINANCEIRA LTDA - CNPJ 33333333333333.em parceria com a SABEMI. O que deveria ser retirado dois empréstimos ficando um só, no entanto isso não ocorreu, ela ficou pagando um valor R$ 3333,33 reais e ainda tem um valor de um seguro de R$33,33 reais como um seguro , tudo isso sendo descontado no <text:s/>contracheque pela seguradora SABEMI o que se caracterizou como empréstimo consignado previdência aberto, <text:s/>ela fez depósitos de R$33.333,33, R$ 33.333,33 e R$ 33.333,33 para enfim ser realizado a portabilidade , o que não ocorreu como mencionado acima.A falsa portabilidade com a empresa golpista desconta do seu contracheque um valor de R$ 3333,33 pela SABEMI que <text:s/>se recusa a cancelar o empréstimo e nem informa o contrato assinado, com <text:s/>o seguro de 33 reais..Solicito informações e providências quanto ao CANCELAMENTO desse desconto consignado já que não foi efetivado <text:s/>e o desconto é feito <text:s/>em nome da seguradora SABEMI.Informo ainda que não consegui registrar a reclamação pois não achei o nome da SABEMI SEGURADORA e nem CAMPOS INTERMEDIACOES E FINANCEIRA LTDA no Banco Central, o qual fiz uma solicitação de informação e obtive a seguinte resposta :As entidades de previdência complementar não são instituições autorizadas a funcionar pelo Banco Central - BC e, portanto, não se aplicam a elas as regras de portabilidade de crédito entre instituições financeiras. Empréstimos e financiamentos concedidos por essas entidades <text:s/>a seus empregados ou associados seguem regras próprias do setor, se houver.A empresa Sabemi não é corresponsável por essa transação ? Não teria <text:s/>então que ser acionada e atender o pedido de cancelamentoJá fiz o pedido de reclamação para SABEMI <text:s/>com protocolo trcj33333Minha prima foi enganada e levada ao erro, ela é pensionista e foi enganada, a empresa SABEMI nem passou sequer o contrato desse consignado FAKE. Solicitamos imediato cancelamento desse desconto bem como devolução das parcelas já descontadas.Abaixo segue os dados e os anexos de comprovação para <text:s/>certificação dos dados acima <text:s/>informados Jucilene CPF: 3333333333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Dúvida sobre portabilidade de PGBLs de uma mesma EAPCPrezado(a), saudações cordiais!Por uma EAPC estar se negando a me prestar informações, por favor atestem que mesmo <text:s/>se a Portabilidade for entre PGBLs de uma mesma <text:s/>EAPC, esta ainda assim estará obrigada a cumprir a Circular Susep 333, de 33/33/3333, em especial seu art. 33, incisos I e II.Caso a resposta acima seja positiva e a EAPC continuar a me negar o fornecimento dos documentos indicados no mencionado art. 33, qual a forma adequada para eu apresentar denúncia?Obrigad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fiscalização especial e urgente junto à Bradesco Seguros e Previdência, para que essa seguradora interrompa a prática ilícita de retenção indevida de valores de terceiros. <text:s/>Solicitei a portabilidade de 3 PGBL há 33 dias e estão retendo. Já abri na seguradora protocolos junto ao atendimento e junto à Ouvidoria deles, sem sucesso.A SUSEP não fiscaliza isso rotineiramente ?</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Boa tarde. Estou com um problema na Icatu seguros. O valor da minha previdência era para ter caído quarta feira 33.33 segunda um atendente me informou via telefone. Porém não caiu. Outro disse q cairia dia dia 33. Não caiu até agora. Como o consumidor.gov não consigo fazer reclamação lá. Pq minha conta é bronze e todas as vezes q tento passar para prata ou ouro da erro. E com isso não consigo reclamar na página. Conseguem me ajudar? <text:s/>Eu solicitei q retirassem todo o valor da previdência. Tentei reclamar na icatu mas em vão tmb.</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Meu marido trabalhou em uma empresa há muitos anos atrás (SOLUTIA) e nesta empresa ele fez adesão a um plano de previdência privada, onde tanto ele quanto a empresa aportavam dinheiro nesta previdência - banco HSBC.Após sair desta empresa, fizemos a portabilidade desta previdência para outro banco SAFRA. Aliás, a empresa que ele trabalhou já nem existe mais.Hoje, com 33 anos de idade tentamos fazer o resgate desta previdência (agora na XP) e nos foi informado de que como efetuamos a portabilidade de uma previdência fechada o resgate já não é mais possível e somente podemos fazer este dinheiro virar renda em um prazo também que me parece abusivo (33 anos) que é o tempo que ele trabalhou neste empresa.Pra mim as informações não fazem o mínimo sentido, já que entendo que este dinheiro é dele. Acho um absurdo ele não poder resgatar este dinheiro. Até porque a empresa já não existe mais e também agora meu marido já nem é mais residente fiscal no Brasil.Nos foi informado de que esta regra é da SUSEP.Poderiam verificar isso por favor</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providência em relacão a XP VIDA E PREVIDÊNCIA S/A, pois sendo solicitado a essa <text:s/>Instituicao pedido de portabilidade de 3 fundos de previdências privada, no dia 33/33/3333, apenas concluiu-se o fundo VGBL Capitania no dia 33/33/3333. Entrando em contato com o SAC, protocolo 33333333, recebi a resposta dia 33/33/3333, que o outro fundo ( VGBL Giant Zarathustra) estava dentro do prazo de portabilidade e que a cotização seria finalizada em 3 dias úteis. Solicito que a portabilidade do fundo zarathustra seja concluída com os valores do dia 33/33/3333, pois com essa demora os prejuízos foram maiores e que essa Instituição seja multada pelo atraso e falta de respeito ao consumidor, uma vez que nada justificava essa demora. Segue anexos. Att, Sônia</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ossui uma conta de Previdencia privada na Sul America, CNPJ 33.333.333/3333-33. Solicitei em 33/33/3333 a portabilidade deste plano para o ICATU Seguros S.A. CNPJ 33.333.333/3333-33 através do processo SUSEP 333 33333333333333. Até hoje não foi efetivada essa transferência..</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Fiz pedido de portabilidade de PGBL à GRÃO GESTÃO DE RECURSOS LTDA.. CNPJ 33.333.333/3333-33 desde outubro de 3333 e até agora não foi realizada. Entrei em contato diversas vezes pelo whatsapp e pelo canal "email" e, após 3 meses, ainda não foi realizada.</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Tenho efetuado várias tentativas de resgate de meu plano de previdência privada com o Bradesco. Hoje ao ligar novamente (33333333 Protocolo Bradesco) informaram que somente após o dia 33/33 existe a possibilidade de receber os valores.Meu desligamento na empresa se deu em 33/33/3333, com homologação em 33/33/3333. Cada vez que entro em contato é uma história e uma desculpa diferente, quero apenas conseguir um valor que é meu, já que me informaram que a parte da empresa eu não posso sacar.</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m 33 de Setembro de 3333 contratei junto ao Bradesco Previdência Privada o “PLANO II DE Previdência Privada” – Matrícula nº 333333333-3 – Aposentadoria por Tempo de Contribuição e por Invalidez com valor de Resgate ou Renda Saldada - O contrato foi feito em meu nome, XXXXXX e as mensalidades eram debitadas diretamente na conta corrente da empresa:XXX LtdaAgência: 3333-3Conta Corrente 333333333333333-3Hoje, não consigo verificar a situação dessa Previdência.Essa agência do Bradesco foi fechada e não me lembro de ter encerrado ou recebido os valores, por mim investidos nessa Previdência.Gostaria de ter as informações atualizadas, para confirmar a situação de benefícios e resgate dessa Previdência.Seguem os documentos que tenho em mãos, observando que nos extratos por algum motivo que desconheço e não percebi na época, meu nome aparece errado, mesmo estando correto no Certificado da Contratação do Plano.- Certificado de Participante;- Regulamento do Plano II e Carta do Bradesco Previdência de envio da documentação;- Comparativo de Rentabilidade Bradesco Previdência;- 33 comprovante de depósito feito por mim em 33/33/3333 com anotação de Previdência Antiga; - Extratos e comunicados de atualização dos benefícios e Posição Certificados – Plano Individual até Agosto/333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Tenho um plano de previdência privada do Banco Bradesco:Proposta: nº 33333333, contratado em 33/33/3333, tributação regressivo, junto a empresa ECO333 CONCESSIONARIA DE RODOVIAS S.AEm 33/33/3333 solicitei via site o resgate deste plano, que teria o prazo de sete dias úteis para o pagamento. Vencido o prazo o pagamento não foi realizado e o status no site constava "enviado para pagamento".Entrei com uma reclamação no SAC do Bradesco em 33/33/3333 protocolo 333333 atendente Luana que me disse que em 3 dias úteis era o prazo para resposta. Vencido mais uma vez o prazo não obtive resposta liguei de novo no SAC e fui orientado a relizar uma reclamação na Ouvidoria do Bradesco o que fiz no dia 33/33/3333 sob o protocolo 333333333.O prazo deste segundo atendente Letícia era de cinco dias corridos.Ainda no dia 33/33 depois de registrar a reclamação no Ouvidoria do Bradesco recebi um e-mail do Bradesco dizendo o seguinte:"Em atenção à sua manifestação, informamos que o status do resgate via site foi atualizado em 33/33/3333, e o pagamento ocorra em 3 dias úteis."Prazo que venceu dia 33/33/3333 e o pagamento não foi realizado.Hoje dia 33/33/3333 quase um mês depois da primeira solicitação, entrei em contato novamente com a Ouvidoria do Bradesco que abriu um novo protocolo e me pediu dez dias úteis!!Um absurdo, peço que intercedam por mim pelo amor de DEUS, TENHO CONTAS A PAGAR....NOVO PROTOCOLO DE 33/33/3333 : 333333333333333 </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Boa noite,Fui desligada da empresa Bradesco SA onde tinha uma previdência 3x3 como funcionária, solicitei o resgate no dia 3/33/3333, porém só entrou na minha conta a parte da minha contribuição e a da empresa( em torno de 3 mil) não entrou e nem aparece no sistema. Questionei a empresa e até hoje não obtive resposta, já foram 3 e-mails. Como faço para resolver essa situaçã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OTOCOLOS 33333333333, 33333333333, 33333333333 (registradas e com gravação disponível na BBPREV).No dia 33 de setembro solicitei aporte numa aplicação da BBprev como faço roteineiramente. Ocorre que a colaboradora que me atendeu direcionou o valor para outro fundo, diferente do que eu tinha 333% até então. Cabe ressaltar que na confirmação não aparece o nome do fundo destinado, mas a solicitação está descrita: (na mesma aplicação - contribuição esporádica). No dia 33, após os 3 dias para compensação, verifiquei, à noite, que não havia sido destinado para o fundo correto o valor. Na segunda-feira, dia 33, solicitei a correção. Fizeram na segunda ou na terça (não me recordo de ter necessidade de confirmação para portabilidade de fundos). No dia 33/33, entrei em contato com a agência para resgate. Informaram que, pelo valor, seria necessário ligar diretamente para a BBprev. A partir de então, fui informado de que deveria esperar até o dia 33/33 para finalizar a compensação, sendo assim, até o momento não consegui realizar o resgate e desde então o valor do rendimento vem caindo abruptamente, não consegui honrar o compromisso que tinha feito para pagamento em 33/33, adiando para 33/33 o mesmo, gerando custo para mim.</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zados, boa noite. Eu tinha uma previdência privada na Porto Seguro Previdência desde maio/3333. Eu solicitei em janeiro/33 a portabilidade da previdência privada da Porto Seguro para a Rico. Neste período, no extrato da previdência constava o saldo de R$ 333 mil reais, conforme extrato em anexo. Porém, após a portabilidade, chegou na Rico apenas R$ 333 mil reais, faltando transferir os outros R$ 333 mil. Entrei em contato com a Porto e a previdência lá consta como cancelada e o time da Rico não sabe me explicar o porque o saldo total não chegou, sendo que no início da conversa foi afirmado por ambos que na portabilidade não havia qualquer desconto do saldo. Em resumo: Ninguém sabe me explicar para onde foi o dinheiro que falta. </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Tenho uma Previdência Privada da Zurich em meu nome, desde 3333, qdo entrei na minha empresa anterior. Fiz contribuições mensais para esta previdência ao longo de 3333, 3333 e 3333, recebendo inclusive o Informe de Rendimentos para declaração de Imposto de Renda. No entanto, meu IR do ano passado e deste encontram-se com pendência, devido a informação não ter sido enviada pela Zurich. Ou seja, minha declação consta a previdência da Zurich, mas na base do IR a empresa não declarou a minha contribuição. Isto está me gerando um transtorno enorme, já que caí na malha fina. Liguei no 3333 no dia 33-33-33 as 33:33, falando com a funcionária Geia Protocolo: 33333333333333 com número de solicitação 33333333, no qual ela me informou que eu receberia um posicionamento em até 3 dias. Não recebi posicionamento nenhum e nem o email que a mesma relatou q eu iria receber com abertura de solicitação. Acionei então a Ouvidoria da Zurich pelo site - Protocolo 33-333333, e recebi de resposta que eu nao tinha nenhuma solicitação em aberto, q eu deveria entrar em contato. Respondi por email a resposta deles e não tive mais nenhum retorno. Enquanto isso sigo com pendência na RF por um erro da Zurich. Tenho todos os print e tbm os arquivos em PDF do Informe de Rendimentos, tudo que comprova exatamente o que está acontecendo, incluindo print do site da Receita Federal. Preciso de auxilio do orgâo que regulamenta a Zurich, para q a empresa cumpra com suas obrigações. No aguardo. Obrigada!</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Na condição de Curador de Luiz (333333333-33), contratei para ele um Plano de Previdência na "Caixa Vida e Previdência".Na ocasião da contratação, o gerente apresentou como atrativo o fato que, por ocasião do óbito do titular, o resgate pelos beneficiários se daria imediatamente, sem qualquer burocracia, com a dispensa de inventário. Achei interessante, apresentei ao Luiz essa opção. Diante de sua concordância, inclusive quanto aos beneficiários, contratei o Plano.Recentemente, fiz um novo aporte, ocasião em que o Gerente da Caixa reiterou as facilidades para o resgate do benefício. Infelizmente, em 33/33 do corrente Luiz veio a óbito.Ocorre que, a partir dessa data, todas as tentativas de resgate encaminhadas a Caixa Vida e Previdência foram negadas:Ao SAC: 33333333333333, em 33/33/33 eA Ouvidoria: 33333333333333, em 33/33/33A alegação para a negativa, tanto do SAC quanto da Ouvidoria é a seguinte: "... o termo de Curatela não concede poderes para indicar beneficiários no plano de Previdência, conforme disposto no Código Civil, artigo 333. Dessa forma, o saldo será destinado aos herdeiros legais do participante..."A minha reclamação não se deve ao motivo alegado para a recusa do resgate. Pode até ser que tenha de fato amparo legal.A minha reclamação, pra não dizer indignação, se deve ao fato de, na CONTRATAÇÃO do Plano, tal alegação não ter sido explicitada, muito pelo contrário. A minha indignação se deve ao sentimento que fui enganado, pra não dizer vítima de um "golpe". A palavra pode parecer forte, mas que outro nome tem a situação em que o prometido não é cumprido?Então, fico no aguardo da manifestação dessa Superintendência, na expectativa de obter sua solidariedade. Atenciosamente Roy 333.333.333-33 (33) 333 333.33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Fiz um seguro com a MAG , solicitei resgate dia 33/33/3333 , já passou os 33 dias e até hoje não me pagaram o benefício , após os 33 dias não me solicitaram documentos complementares, e dia 33/33/3333, agendaram uma visita técnica e até o momento não foi solucionado </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O Bradesco Vida e Previdência está se omitindo a pedido de portabilidade de participante da Prevdata, entidade de previdência em que trabalho. Tentei abrir chamado junto à Susep, entretanto somente o próprio consumidor pode fazê-lo. A Instrução Conjunta 33, Susep/Previc determina que o Bradesco responda ao pedido de portabilidade, o que estamos tentando há 3 meses em retorno. Podem em orientar, por favor? </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Meu nome é H, CPF: 333.333.333-33, residente em Brasília. Em dezembro de 3333 procurei o Bradesco Vida e Previdência SA, agência lago sul, Gilberto Salomão. E solicitei a portabilidade do fundo VGBL-JOVEM, proposta 333333333, matricula 33333333. Fui atendido pelo senhor M e ele me orientou que preenchesse um formulário, formalizando a minha solicitação e abrisse uma conta naquela agência, o que foi prontamente atendido por mim. Desde então, já se passaram cinco meses, eu fui pessoalmente seis vezes na agência e enviei vários e-mails para esse funcionário e, sob sua orientação, fiz até o momento três cartas de próprio punho endereçadas a central do Bradesco, e a cada tentativa de resgate, essa mesma central responsável pelo andamento do processo, exigia uma nova revisão e condições para conclusão do mesmo. Solicito as providencias necessárias para averiguação da má condução pela central do Bradesco para solucionar um pedido simples e do meu direito de portabilidade desse fundo. <text:s text:c="2"/></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Tenho um plano de aposentadoria feito em 3333 no banco do brasil ( Processo 333.3333/33 em anexo ) e recentemente entrei em contato com o banco do Brasil para saber como eu posso fazer aporte extra, aumentar minha contribuição mensal. Os atendentes disseram que desde 3333 essas duas modalidades estão extintas, porém não tenho nenhum documento oficial enviado pelo BB com o parecer da Susep que proibe de realizar este procedimento e que explique o motivo do qual não posso fazer esses aportesOs planos tradicionais foram comercializados na época pela Brasilprev como um plano extremamente flexível.O próprio regulamento do plano é claro ao dispor sobre os direitos dos investidores, merecendo especial atenção as cláusulas "3.3", "3.3" e "3.3":Como se sabe, o plano de previdência privada foi contratado visando garantir o recebimento de renda em complementação a eventual aposentadoria.Vale ressaltar que mesmo arquivado do plano Tradicional nada interfere nos contratos já firmados, para o quais se aplicam todas as cláusulas previstas nos regulamentos e nos referidos contratos.Qualquer alteração que não esteja prevista, só pode ser feita em comum acordo entre as partes.É evidente que o direito aporte adicionais ou alteração de contribuição é expresso no contrato firmado entre as partes.A alteração de forma unilateral das regras contratuais citadas acima sem a concordância expressa do participante, não pode ser chancelada conforme o código de defesa do consumidor.Reitero minha reclamação, para que a Brasilprev reverta imediatamente a decisão comunicada em 33/abril/3333 de quebra de contrato do Plano Tradicional e que, a partir daí, abra diálogo transparente e respeitoso com seus beneficiários para uma negociação que atenda interesses de ambas as partes.O fato de o Status do Processo constar como ARQUIVADO não significa NECESSARIAMENTE que um determinado Plano de Seguro não possa ser comercializado,apenas que ele se encontra no Arquivo da Autarquia.</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Tenho uma Previdencia Complementar muito antiga que adquiri junto ao CCF em 3333. CCF foi adquirido pelo HSBC, enquanto era HSBC não tinha nenhum problema para tratar de qualquer assunto junto a instituição. Após a aquisição pelo Bradesco do HSBC, tenho um problema atras do outro SUSEP supostamente deveria agir mas não age, somente consigo fazer reclamações pelo CONSUMIDOR BR que não levam a lugar algum ou demoram meses para serem resolvidas pelo Bradesco que faz as proprias regras. No atual momento me esta sendo NEGADA pelo Bradesco a portabilidade de um recurso que tenho em outra insitiuição.Dizem que não pode....... Mas como respondi a eles eu já realizei no passado e não tive problema algum, obvio era HSBC. Se pudesse levava minha previdencia complementar para outro Banco mas infelizmente não posso pelas características de meta atuarial.</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ossuo um Plano de Previdência, no Banco Bradesco, no Bradesco Previdência e Vida SA. Proposta V 333 33 333, na Matrícula - 3333333333 - desde 33.33.3333, no qual sou o único beneficiário. Novamente recorro a SUSEP, pois o Bradesco Previdência, sede São Paulo, não está liberando um valor que pedi para ser resgatado e creditado na minha própria conta. Foi dado entrada em 33.33.3333 e, ate o momento, como de costume só postergam a questão. A ultima informação passada foi que eu havia requerido aposentadoria, o que é uma MENTIRA! Informo, outrossim, que a minha agencia Prime prestou todos os esclarecimento e não tem qualquer gerencia sobre o assunto, a não ser encaminhar e cobrar o Bradesco Previdência, em São Paulo, no qual, este sim, é costumeiramente desidioso em relação aos meus assuntos. Por fim sou Cliente do banco desde 3333 e acho que merecia alguma consideração por parte do mesm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Boa tarde!No dia 33/33/3333 eu tentei fazer um resgate em minha previdência privada Conta Vip do Bradesco (ver Tela de Resgate.jpg), utilizando o Internet Banking como faço a mais de vinte anos (ex BPV <text:s/>Resgate Conta Vip 33333333.pdf). Então fui surpreendido com uma mensagem de erro que dizia “Erro ao buscar dados do cliente” (Tela msg de erro.jpg). Usei mais um pouco o Internet Banking, tentei fazer um aporte, e descobri erros nos meus dados: a) A opção de aporte do meu plano nem sequer abre a página, ficando paralisada, isso é uma reincidência (Reclamação SUSEP 3333333_3333 - CONTA VIP 3333 33 33.pdf).b) Data da última contribuição = 33/33/3333, quando o correto é 33/33/3333 (BBD Aporte Bradesco Vida Previdência - 3333 33 33.pdf);c) Taxa de Juros = 3,3%a.a., quando o correto é 3,3%a.a. (Conta Vip Certificado de Participante.pdf)No mesmo dia, reclamei na agência 3333 e, no dia 33/33/3333 por e-Mail, <text:s/>fui informado de que os resgates só podem ser feitos pela central Fone Fácil 3333-3333, ou presencialmente na agência de posse dos documentos <text:s/>de identificação, CPF, e os últimos três comprovantes de endereço (e-Mail - Orientacao Agência 3333 Resgate de Previdencia - 3333 33 33.pdf).No mesmo dia 33/33/3333, acionei o SAC Previdência Bradesco, através dos protocolos 33.333.333 e 33.333.333 e doze dias depois, em 33/33/3333, recebi e-Mail com a resposta de que o “erro do site está sendo analisado pela área de TI” e a confirmação dos procedimentos pelo telefone ou presencialmente na agência (e-Mail - 3.pdf). Não houve qualquer indicação de prazo ou perspectiva de solução para o problema do Internet Banking, que ficou a perder de vista.O resultado é que eu estou privado do serviço do Internet Banking que sempre foi o carro chefe do marketing desse banco, muito prático, disponível a qualquer hora, e principalmente muito seguro pois gera documentos. A alternativa do serviço telefônico é muito precária, muitas vezes o fone está ocupado, a instrução é totalmente verbal, e principalmente, não me deixa nenhum documento. Depois o banco pode dizer o que quiser, já que as gravações são da conveniência do banco. O serviço presencial em agência é o retorno à idade da pedra do serviço bancário. Estou à disposição de vocês para qualquer outro tipo de comprovação.Então venho pedir a vocês:3) A regularização imediata dos serviços do Internet Banking, tanto para resgate como para aporte.3) Correção dos dados do meu plano.3) Impedir que o Bradesco informe o meu saldo em e-Mails sem criptografia e senha (e-Mail - 3.pdf) em cumprimento a Lei Geral de Proteção de Dados Pessoais (LGPD).Antecipadamente agradeço!Deus nos abençoe! </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Assunto: Denúncia de Irregularidades na Gestão de Previdência Privada - Pedido de Intervenção da SUSEPPrezados,Gostaria de relatar uma situação preocupante em relação à gestão de um plano de previdência privada contratado junto ao antigo Banco Real, que, após a aquisição pelo Banco Santander em 3333, tem sido fonte de grande desconforto e frustração.Em 3333, contratei um plano de previdência (Certificado nº 333333333) com o Banco Real, que posteriormente foi absorvido pelo Banco Santander. Recentemente, ao manifestar atualização de informações sobre o pecúlio contratado, recebi uma resposta do banco que, para minha surpresa, alegou não ter registro do documento correspondente ao período anterior a 3333.O banco afirmou que, devido ao tipo de produto ser do ramo de previdência, não há renovação anual como em produtos de seguros, e, portanto, não conseguem localizar o documento em seus sistemas. No entanto, a resposta fornecida não condiz com o serviço contrato, e os produtos mencionados, no plano atual (que alegam não ter registro do mesmo) não correspondem ao que eu pensava ter contratado relacionado a um plano de previdência. A explicação sobre a natureza do plano antes como Previdência passou para um contrato de Cobertura de vida do qual o produto não pode ser resgatado . O banco assim informa que o objetivo principal do serviço atual, trata-se de um plano de seguro de vida cujo o pagamento do pecúlio só será fornecido, aos beneficiários indicados, apenas em caso de falecimento do titular, e não como uma cobertura resgatável. Mesmo nesse caso, após anos de dedução direta em conta salário o total do pecúlio também não parece condizer com o valor do seguro, sendo informada que este seria apenas de R$333,333.33 após todos estes anos de investimento no valor atual de R$333,33 mensais. Considerando a falta de transparência e a aparente discrepância nas informações fornecidas pelo Banco Santander, solicito a intervenção da Superintendência de Seguros Privados (SUSEP) para esclarecer e corrigir essa situação. Entendo que a SUSEP é a entidade responsável pela regulamentação e fiscalização do setor, e confio que poderá auxiliar na resolução deste impasse.Agradeço antecipadamente pela atenção e espero que esta denúncia possa contribuir para a proteção dos direitos dos consumidores e a integridade do setor de previdência privada.Atenciosamente, </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Inversão de critérios para pagamento dos meus benef´ícios arrolados pela Administração Judicial da Massa Falida APLUB PREVIDÊNCIA, após 33 anos de contribuições mensais pagas. Meu pedido a essa SUSEP é para interceder para que seja me pago o saldo de R$ 3.333,33 o mais breve possível, através de crédito na minha conta corrente na CEF (agência 3333, tipo 333, nº 33333-3). </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À PREVICPrezados, Eu era participante do Fundo de prev complementar Mercaprev, que depois passou para o Itaú e passou a chamar IFM – ITAJUBÁ FUNDO MULTIPATROCINADO. Em maio de 3333 fui comunicada que o fundo foi encerrado, e deveria optar pelo saque ou portabilidade.Após análise optei pela portabilidade para o ZURICH VALORA FIC RENDA FIXA PREVIDENCIÁRIO CRÉDIT PGBL. Os problemas começaram desde a portabilidade, pois, conforme termo anexo, foi assinado por mim em 33 set 3333, transferido valor para Zurich em 33/33 e somente meses depois foi efetivada a portabilidade, o dinheiro ficou parado por meses na Zurich.Depois de aberto, em abril/3333 eu e o assessor verificamos que o plano consta erroneamente como tabela progressiva e, para ajustar, informaram que seria necessário assinar uma nova adesão, o que fiz em agosto/3333, porém, novamente constou regime progressivo. O assessor alertou à Onze para que a Zurich também leve em consideração todo o histórico do plano para que a tributação não seja iniciada somente na nova adesão em 33%.Desde então venho pedindo um posicionamento e a resposta da Onze é de que " o time da seguradora ainda está finalizando os ajustes devidos para que utilize o histórico regressivo do plano na antiga seguradora."Gostaria que verificassem toda a regularidade desse processo e o que está havendo, pois já faz mais de um ano que foi solicitada a portabilidade e o processo não foi resolvido. Além disso, esse mês de dezembro completa 33 anos do primeiro aporte, então eu entendo que eu já poderia estar resgatando parcelas com a alíquota mínima, mas nem sei por onde começar, e se pode com todo esse problema.Obrigada</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Bom dia!Após pedir portabilidade e contrato encerrado com a Caixa Vida e Previdência, houve um débito na conta da minha esposa (conta conjunta comigo) do valor, ou seja, débito posterior à portabilidade e encerramento do contrato.O débito foi realizado dia 33-33-3333 e de lá para cá - até hoje (33-33-3333) - forma vários contatos, inclusive na ouvidoria!Porém, nada de resolverem - sempre com promessas de restituição, mas nunca que acontece o crédito do valor na respectiva conta.Já fui até na agencia e pedi ajuda ao gerente da CEF, mas, mesmo assim, sem retorno.Sou o responsável financeiro - "pai". Está no nome de I - CPF: 333.333.333-33 e CERTIFICADO nº: 33333333.Alguns protocolos (que "atinei" de anotar): 33333333333333; 33333333333333; 3333333333333; 3333333333333.Além disso, nos e-mails que recebi: solicitação nº 33333333 do dia 33/33/3333 concluída em 33/33/3333, na qual dizia "restituição integral programada para se efetuada em até 3 dias úteis.Solicitação nº 33333333 do dia 33/33/3333 concluída em 33/33/3333, na qual dizia "restituição integral programada para se efetuada em até 3 dias úteis.Obviamente, até a presente data sem restituição!Agradeço se puderem me ajudar a reaver o recurso debitado há quase 3 mesesEfone (33) 333333333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Tenho 3 <text:s/>aplicação no VGBL e outro VGBL do qual eu já recebo renda mensal.Gostaria de saber:3. O VGBL é um fundo porque tem cotas. Qual é a garantia que se o fundo (VGBL) quebrar , eu NÂO perca meu dinheiro aplicado... ou minha renda mensal? Quem vai me pagar o dinheiro do VGBL (aplicação) e continuar pagando minha renda mensal?3. Meus VGBLs são do Itau, por que no informe de rendimentos (Imposto de Renda) vem o CNPJ do Itau Vida e Previdencia e não o CNPJ do fundo? O meu VGBL é garantido pelo CNPJ do fundo ou pelo Itau Vida e Previdência?Referente o VGBL que eu ainda não recebo renda mensal, isto é, é uma aplicação (investimento):3. Para garantir que eu <text:s/>NÃO perca meu dinheiro em caso de quebra do fundo, é melhor ter 3 VGBLs ,ou seja, 3 VGBLs com CNPJs diferentes, porque assim se 3 VGBL quebrar tenho o outro VGBL?3. É aconselhável tê-los em 3 instituições diferentes, ou isso não interfere, o importante é ter 3 VGBLs ( 3 CNPJs) diferentes?3. O VGBL pode ser afetado por planos do governo (Ex. Plano Collor) e eu ficar SEM parte ou o total do meu VGBL?3. Em caso de divórcio, o VGBL entra na divisão de bens?3. O VGBL é blindado em caso de Ações Judiciais, isto é, ele não entra?3.Em caso do falecimento do titular do plano, NÃO será descontado <text:s/>dos beneficiários os 33% de IR sobre o lucro do VGBL, conforme Lei 3.333 de 33/33/33 art <text:s/>3o. VII, certo?!3. Ao que se refere: lei complementar 333 de 33 de maio de 3333 seção III art 33?33. Todos os VGBLs tem Cobertura por Invalidez?Grata,Daniela Cel. (33) 33333 333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Tenho previdencia complementar PGBL como funcionaria do banco Itau. verifiquei no extrato da previdencia que dutrante alguns meses os valores da previdencia vem sendo descontados em folha mas os mesmos nao estao sendo transferidos para minha pgbl. Ja entrei em contato com a area de previdencia e nao obtive nenhum retorno. preciso de orientação de como agir, preciso deste valor corrigido em minha previdencia o quanto antes.</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Fiz um cartão benefício pelo correspondente, vinculado ao Futuro previdência, foi averbado e não foi pago, procuro o correspondente e o mesmo não responde assim como a futuro previdência. Gostaria de uma posição <text:s/>, visto que nso disponilizam canais para reclamações e informações. </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zados,As informações que tenho - obtidas em uma ação Antecipatória de Provas - foram enviadas nos arquivos anexos:RECÍPROCA ASSISTÊNCIAFUNDADA EM 33/33/3333CNPJ 33 333 333 3333 33Carta Patente 333 da SUSEPENão é um fundo de pensão.É uma entidade privada.Grat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u titular de um plano de previdência tradicional que durante muito tempo foi comerciaiizado, hoje não mais, antes do surgimento dos planos PGBL e VGBL. Necessito de que me seja informado, por gentileza, a legislação/ato normativo/portaria etc... dessa SUSEP que me faculta a possibilidade de efetuar a portabilidade (MIGRAÇÃO) de todos os meus recursos acumulados para outro plano de previdência de outra instituição, de que também sou titular, sendo que este <text:s/>outro plano tem as MESMAS (IDÊNTICAS) CARACTERÍSTICAS <text:s/>do outro plano de instituição diversa, resultando esclarecido, restando esclarecido que conforme informação obtida através de contato telefônico com essa SUSEP, TRATA-SE DE UMA FACULDADE MINHA contra a qual a instituição de previdência privada que deverá receber o meu aporte de recursos NÃO pode se opor.Aguardo retorno, por gentileza.G F C - tel xx-xxxxx-xxxx</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Mesmo se a Portabilidade for entre PGBLs de uma mesma <text:s/>EAPC, esta ainda assim estará obrigada a cumprir a Circular Susep 333, de 33/33/3333, em especial seu art. 33, incisos I e II? Parece-me importante,tais informações, principalmente se após uma portabilidade entre PGBLs de uma mesma EAPC, o cliente faça portabilidade para PGBL de outra EAPC.</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ei portabilidade de minha previdência privada certificado 3333.3333333 para a Caixa Econômica Federal, e a instituição Itaú Vida e Previdência, após solicitar vários documentos que foram prontamente apresentados não tratou o pedido desde 33/33/3333. Anteriormente havia solicitado portabilidade dos dois planos que possuía, e apenas um deles foi portado. Importante ressaltar que apresentei a mesma documentação para ambos os planos e o pedido de portabilidade foi negado em apenas um deles, embora todos os dados estivessem corretos.Tentei contato pelo 3333 da empresa Itaú, mas fui informada de que informações sobre portabilidade não são fornecidas por aquele canal.Solicito a imediata portabilidade dos recursos para o meu plano na Caixa Econômica Federal, conforme solicitad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Bom dia.Estou realmente preocupado em tentar descobrir quem poderia me responder minhas perguntas de forma oficial.Abri um protocolo <text:s/>na previc 33333.333333 /3333-33, para saber se poderia portar para um plano aberto, acho que nem leram o que escrevi, responderam de certa forma, para perguntar a susep....Abri um protocolo na susep 33333.333333/3333-3, para saber se posso portar do plano fechado para o aberto, o plano que posso resgatar total, ou portar sem ter as regras do plano fechado, nem leram também, transferido <text:s/>para previc responder...Vou formular duas perguntas, e que espero receber a resposta de forma clara objetiva e direta e onde está escrito, na lei, <text:s/>o que me for informado.3° Posso portar do plano fechado , onde não <text:s/>sou mais funcionário <text:s/>da empresa, aposentado e que posso resgatar 333% do saldo, para um plano aberto?3° Se sim, quando no plano de previdência aberto, sigo as normas do novo plano ou herdo as normas do plano fechado?Agradeço <text:s/>imensamente Fico no aguard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No dia 33/33/3333 solicitei, via Caixa Econômica Federal, a portabilidade do meu plano PGBL mantido junto ao BTG Pactual Digital para aquela instituição (vide termo de portabilidade em anexo). Passados 33 dias (33 dias úteis), a portabilidade não foi concluída. Em contato com o assessor da conta (L), foi me repassado apenas informações genéricas de que o prazo pode ser de até 33 dias, a depender do gestor do fundo. Trata-se, no entanto, de informação equivocada, vez que o prazo regulamentar estabelecido pela SUSEP é de 33 dias úteis. Aberta reclamação da ouvidoria da instituição financeira, obtive apenas a seguinte resposta genérica e automática: "Ouvidoria BTG Pactual atua na mediação de conflitos entre Cliente e a instituição sendo uma instância recursal, ou seja, para acionar o canal da Ouvidoria o Cliente deve registrar sua reclamação em primeira instância na Central de atendimento ou SAC".Solicito providências.</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Dúvida sobre a Circular Susep 333, de 33/33/3333Prezado(a), saudações cordiais!!- Tendo em vista que um resgate realizado em um PGBL plano receptor de portabilidade dependerá da data em que os recursos originariamente foram aportados no PGBL plano originário, gostaria da confirmação de que o "plano" mencionado no art. 33, inciso II, da Circular Susep 333, de 33/33/3333, é o plano originário. ou, se estou enganado, que seria o plano receptor.Obrigad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ossuo algumas previdências privadas na CEF e não encontrei o EAPC referente as mesmas.há uma previdência na qual a contribuição foi suspensa, mas ela ainda está ativa, eles me disseram que não tenho direito a recebimento algum.tenho uma outra com prazo certo que também disseram que naõ tenho qualquer direito. e fizeram a renovação do capital no dia seguinte. Estão ignorando as coberturas contratadas,Por favor, aguardo retorn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envio de extrato detalhado em REAIS dos RENDIMENTOS da Previdência Privada BRADESCO desde Setembro/3333 bem como envio mensal ou trimestral pelo CORREIO ou por e-mail.</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m 33/33 Solicitamos resgate plano previdência do Banco Itaú por morte do titular. Dois beneficiários já receberam seus respectivos valores e do meu filho Samuel <text:s/>ainda não.Toda documentação foi enviada na mesma data, reenviamos novamente mais três vezes <text:s/>inclusive por email com confirmação do banco de recebimento <text:s/>dos mesmos.Ligo diariamente para o Banco Itaú e informam que está em análise e não tem previsão de pagamento.Solicito ajuda desta instituição para cobrança junto a empresa de Previdência filiada a vcs.Grat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Boa tarde!Caro Sr°, SrªNa data de hoje perfaz <text:s/>33 dias úteis que solicitei transferência da minha previdencia privada da Sul américa para o Banco do Brasil.Até o momento não recebi explicações sobre o porque da não transferencia, considerando que tenho liberdade para tal ação.Meu nome Rogério Augusto de PaulaCPF 333.333.333-33, Código FIPE 33333, Portabilidade 333333333 e 333333333.Solicitei a transferrencia para o Banco do Brasil no dia 33/33/333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Bom diaEstou com diversos problemas pertinente a minha previdência privada EVIDENCE SANTANTER. Contribui por mais de 33 anos nesse plano de previdência porém na data do dia 33 de Setembro, data onde eu iria começar a receber os meus benefícios vitalícios, a mesma SE RECUSA e efetuar os devidos pagamentos mensais.Já registrei duas reclamações ( protocolos 333333333 em 33 de Setembro de 3333 e 333333333 em 33 de Outubro de 3333) através do canal de atendimento por telefone 3333-3333333 (atendimento via Banco Santander) e a EVIDENCE se recusa a começar a me depositar os meus vencimentos vitalícios alegando que existe um processo sobre essa previdência que ainda não fora 'tramitado e julgado".O referido processo ao que a EVIDENCE se apoia para não efetuar os pagamentos é devido a EVIDENCE / SANTANDER estar tentando mudar as cláusulas contratuais (processo nº 3333333-33.3333.3.33.3333) para que os participantes do plano não recebam o valor contratuado de IGPM + 3% AA. Conforme já é de pleno conhecimento da SUSEP, desde 3333 a EVIDENCE / SANTANDER está tentando que os participantes do plano mudem de plano abdicando de seus direitos mesmo que a SUSEP já tenha informado a EVIDENCE / SANTANDER <text:s/>que <text:s/>qualquer repactuação deverá ser feita DE COMUM ACORDO entre as partes.A EVIDENCE SANTANDER está tentando criar uma instabilidade jurídica pois ela quer mudar as clásulas de um contrato de adesão firmado à mais de 33 anos.O que a EVIDENCE <text:s/>SANTANDER me sugere para que eles comecem a efetuar os pagamentos é que eu mude para um outro plano de previdência ou que retire o montante total investindo, descontando-se o IR devido.O fato me questão é: Estamos falando de um Plano de Previdência Privado.Eu, como participante deste plano de adesão sem nunca ter atrasado uma parcela não estou tendo os meus direitos assegurados de receber os meus benefícios vitalícios.A SUSEP já vem informando a EVIDENCE <text:s/>SANTANDER desde 3333 que qualquer repactuação necessitaria a anuência dos participantes do plano.O referido processo já fora julgado em 3 instâncias da justiça brasileira, com a EVIDENCE SANTANDER perdendo nessas duas instâncias.A falta de lisura dessa instituição compromete a dignidade dos participantes do plano que contribuiram nesse plano por mais de 33 anos.Realizando a reclamação no atendimento a SUSEP por telefone hoje (infelizmente o atendimento não gera número de protocolo), fui informado que a SUSEP monitora as reclamações pelo portal consumidor,gov.br entretanto já fiz uma reclamação nesse portal e não fui atendido, sugerindo que eu entre em uma ação com a delegacia do direito do consumidor.Entretanto, como estamos falando sobre a credibilidade do sistema de Seguros Privados, SUGIRO QUE AMBOS EVIDENCE / SANTANDER SEJAM PROIBIDOS IMEDIATAMENTE DE VENDER QUALQUER PRODUTO OU SERVIÇO ENQUANTO NÃO HONRAREM SEUS COMPROMISSOS.Solicito também que a SUSEP entre em contato com a EVIDENCE / SANTANDER como órgão regulador do estado brasileiro e tome as devidas providências para que eu comece a receber imediatamente o que me é de direito pois já será o quarto mês que eu deveria estar recebendo os meus benefícios vitalícios e que a mesma divulgue a bsase de cálculo desses valores mensais aos quais eu tenho direito.Envio anexo alguns documentos divulgados na mídia sobre esse assunto, inclusive documento publicado na homepage da SUSEP em 33 de Julho de 3333 e também em 33 de Janeiro de 3333 sobre o referido tema e o direcionamento da própria SUSEP.Erick Tel: (33) 33333-333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ossuo uma previdência no Bradesco da época em que fui funcionário, há época quando me desliguei do banco, foi informado que eu deveria esperar o prazo de 33 anos para sacar a parte empresa.Ocorre que agora, 33 anos depois, ao tentar realizar o saque, o banco se nega a fazer o pagamento, informando que a regra prevista era de 33 anos de contribuição e por isso o saldo que possuo não será pago e sim devolvido para o banco. Essa informação nunca me foi passada, fato que o saldo sempre permaneceu na minha conta no Internet Banking. Não faz sentido o banco alegar que não tenho direito a um saldo que sempre constou no meu extrato de investimentos. Além disso, as informações prestadas pela instituição são divergentes. Já registrei reclamação no portal CONSUMIDOR.GOV e no BACEN, porém a instituição mantém posicionamento se negando a realizar o resgate. Solicitou auxilio na solução dessa questão. O Banco está agindo de má fé, alegando uma regra 33 anos depois para me negar um saldo que sempre constou em minha conta ao longo desses 33 anos.Em anexo, segue extrato do fundo atualizado na data de hoje, ainda com saldo em minha conta, e resposta das reclamações registradas anteriormente contra a instituiçã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Bom dia! <text:s/>Reclamação já regsitrada na SUSEP e no BACEN.Gostaria de registrar uma reclamação em face ao banco Bradesco, pela falta de retorno referente a minha demanda frente ao departamento de previdência corporativa. Fui funcionário do banco HSBC desde 3333, que foi adquirido pelo Bradesco em 3333, onde fui desligado em 3333, ou seja tenho aproximadamente 33 anos de empresa. Desde dezembro de 3333, contratei um plano de previdência corporativo pelo HSBC, conforme condições anexadas, onde eu contribuía com um valor mensal sobre meu salário e o banco complementava um percentual adicional. Nas condições anexadas fica evidente tal informação, sendo composto de parte da empresa e parte do funcionário, tendo o funcionário direito ao recebimento de 333% da parte da empresa após 33 meses de vínculo empregatício e sem dispensa por justa causa. Após ser desligado da empresa em 33 de março de 3333, com quase 33 anos de trabalho e dedicação a empresa liguei a central de previdência corporativa, tel 3333-3333 em 33 de maio de 3333, não foi fornecido protocolo de atendimento. A funcionário me passou que teria direito a 33% da parte da empresa, embora o contrato celebrado com a instituição original preveja 333%. Questionei e a mesma me orientou a preencher o resgate total no formulário via site e assim o fiz. Passados alguns dias eis que cai em minha conta corrente somente o valor atribuído a minha contribuição, Liguei em 33 de maio novamente a central e o funcionário me passou que era isso mesmo. Insisti com informação passada pela atendente anterior e este me passou que abrira uma solicitação ao departamento e que me retornaria por e-mail ou ligação, fato este que não ocorreu desde então. Pelo que sei, quando uma empresa adquire outra ela tem de assumir os ativos e passivos da mesma, se em contrato permite o recebimento total, o banco deve honrar o contrato, não pode fazer mudança unilateral sem consentimento do consumidor. No aguardo de uma solução para que possamos resolver de maneira amigável a demanda.Em minha demanda acima descrita, o Bradesco afirma que os planos são distintos, enviando cópia uma proposta de contratação, a qual replico aqui. Se for observada detalhadamente fica mais que evidenciado o vínculo que foi feito com a proposta que tinha junto ao Banco HSBC, pois no campo razão social, consta na tal proposta o nome KIRTON BANK S/A BANCO MÚLTIPLO, que foi o nome que o Bradesco registrou para o HSBC Brasil, por não poder mais usar este nome no Brasil, assim como o CNPJ 33.333.333/3333-33 que é o da matriz do HSBC Brasil. Ou seja foi contratada uma previdência no Bradesco, porém este portabilizou meu plano que havia com o HSBC, sem meu consentimento, ao plano do Bradesco, alterando as condições contratuais, também sem meu consentimento e autorização. Observa-se que na proposta que o Bradesco enviou como defesa da reclamação anterior não consta qualquer menção sobre resgates, carências ou quaisquer dados técnicos sobre o plano novo, o que fere o código de defesa do consumidor. Em 33/33/3333 solicitei o resgate total e cancelamento do plano, o qual o Bradesco me pagou a minha parte, alegando que não irá pagar a parte da empresa, devido carência não ter sido cumprida, porém, pelas regras da contratação original do HSBC eu tenho direito ao recebimento integral da parte acumulada pela empresa, conforme documentação já enviada quando da demanda anterior. Ocorre que, nesta data, ao verificar meus extratos de conta corrente dos últimos meses percebo novos descontos em minha conta em 33/33 e 33/33, sob a rubrica Plano de Previdência Privada, feitos pelo Banco, novamente, sem minha autorização seja por escrito ou de forma eletrônica, mesmo tendo sido o plano questionado resgatado totalmente, com cancelamento, conforme diz a regra do produto. Em consulta pelo aplicativo sou informado de produto contratado em 33/33/3333.Dos Pedidos, a fim de se evitar ação cível: 3- Revisão do processo de resgate efetuado em 33/33/3333, com o pagamento integral e atualizado da parte da empresa, pois o plano contratado originalmente era do HSBC, com regras próprias e atingidas para resgate total. Bradesco portabilizou em 3333 o plano HSBC sem minha autorização para o plano contratado. 3- Restituição em dobro e atualizado monetariamente, dos valores descontados indevidamente na conta 333333-333333333-3 em Agosto e Setembro para o plano já cancelado desde Maio, conforme determina o código de defesa do consumidor ou apresentação da proposta assinada (digitalmente ou fisicamente) e datada de 33/33/3333 para contratação de novo plano. Sem mais para o moment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Bom dia, gostaria de reclamar da SulAmerica previdência privada, que tem dificultado sobremaneira o meu acesso à minha conta ali contratada há mais de 33 anos, cujo valor depositado é considerável e não tenho sequer acesso ao aplicativo ou outro meio eletrônico de consulta, apenas via telefone.Solicito os bons préstimos desse órgão fiscalizador federal no intuito de sanar essa situação.Atenciosamente,</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Fiz uma Portabilidade com a Institução HOJE PREVIDÊNCIA PRIVADA CNPJ:33.333.333/3333-33 <text:s/>e fizeram uma "Venda Casada" e me obrigaram a associar me a Hoje Previdência privada. Estou tentando tirar o desconto de R$ 33,33 do meu contracheque. relato ainda que a empresa tem muitas reclamações no "Reclame Aqui" através do Grupo Akrk, atingindo princialmente aposentados.Peço a Retirada Imediata do desconto no meu contracheque.Grat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Meu marido trabalhou emu ma empresa há muitos anos atrás e nesta empresa ele fez adesão a um plano de previdência privada com o banco HSBC, onde tanto ele quanto a empresa aportavam dinheiro nesta previdência. Após sair desta empresa, fizemos a portabilidade desta previdência para outro banco - SAFRA. Aliás, a empresa que ele trabalhou já nem existe mais.Hoje, com 33 anos de idade tentamos fazer o resgate desta previdência (agora na XP) e nos foi informado de que como efetuamos a portabilidade de uma previdência fechada o resgate já não é mais possível e somente podemos fazer este dinheiro virar renda em um prazo também que me parece abusivo (33 anos) que é o tempo que ele trabalhou neste empresa.Pra mim as informações não fazem o mínimo sentido, já que entendo que este dinheiro é dele. Acho um absurdo ele não poder resgatar este dinheiro. Até porque a empresa já não existe mais e também agora meu marido já nem é mais residente fiscal no Brasil.Nos foi informado de que esta regra é da SUSEP.Acho um absurdo ele nao poder resgatar um dinheiro que nos pertence!!!</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desde o dia 33/33/3333 tentando solicitar o resgate da minha previdência VGBL que está junto ao Banco Santander, o santanderprevi.No entanto não consigo fazer pelo aplicativo do banco e nem consigo acessar o site para realizar o pedido de resgate. Já foi realizado duas tentativas no fale conosco do site www.santanderprevi.com.br, uma tentativa de contato por e-mail e duas ligações no canal RH do banco (por se tratar de um caso de ex-colaborador), em nenhuma das tentativas de contato foi resolvido o problema.Também realizei a tentativa de contato com a central de atendimento pelo 3333-3333 e também não foi possível, pois segundo a atendente o resgate da minha previdência, por ser de ex colaborador SOMENTE poderá ser realizada através do site, já mencionado acima. Quando tento acessar o site não é identificado os meus dados para realizar o cadastro de acesso, consequentemente não consigo pedir o resgate e já não sei o que fazer mais nem a quem recorrer. </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Ao consultar o site https://www3.susep.gov.br/safe/menumercado/REP3/Produto.aspx/Consultar <text:s/>para consultar um PGBL adquirido por mim cujo número do processo no SUSEP é 33333.333333/33-33 <text:s/>não consegui encontrar os dados da proposta. Foi um plano adquirido em 33/33/3333 e gostaria de analisar o contrato para possível migração. O próprio site informa que planos antigos podem não está no formato digital disponibilizado no site. Acredito que esse seja o caso. Atenciosamente</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Caixa previdência coloca vários empecilhos de cliente fazer resgate da previdência, após ser esclarecido o conjunto de dados.</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Os bancos estão fornecendo adequadamente informações sobre as portabilidades de PGBL, alegando não existir normativas que as obrigue a prestar todas as informações necessárias ao consumidor poder controlar suas portabilidades em PGBL, em especial aquelas que serão fundamentais para o cálculo do IRPF no resgate, já que depende da data do aporte, no caso da tributação regressiva.Sugestão para melhoria da Circular Susep 333, de 33/33/3333Para uma portabilidade entre PGBLs ter informações suficientes e inequívocas para futuro cálculo de IRPF no caso de tributação regressiva, sugiro que: a) o inciso I do art. 33 da Circular Susep 333, de 33/33/3333, seja complementado com "nomes e CNPJs do plano originário e do plano receptor; b) o inciso II do art. 33 da Circular Susep 333, de 33/33/3333, seja complementado com "nomes e CNPJs do plano originário e do plano receptor; c) em algum lugar da .Circular Susep 333, de 33/33/3333, seja definido o conceito de "plano originário" e "plano receptor" (tal como está no art. 3º, incisos VII e VIII, da RESOLUÇÃO CONJUNTA SUSEP e PREVIC Nº 3, DE 33 DE DEZEMBRO DE 3333).Isso iria melhorar muito o controle da portabilidade entre PGBLs (em especial ao cálculo do IRPF no momento do resgate, pois ele depende da data do aporte, no caso da tributação regressiva.</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Foi solicitada a portabilidade do plano de Previdência VGBL3333 do banco ITAÚ para a CAIXA ECONOMICA FEDERAL e o pedido foi negado indevidamente pelo ITAÚ.A alegação é de que houve resgate no plano nos últimos 33 (sessenta dias) e o segurado deve aguardar um período de carência. Realmente houve um resgate há cerca de 33 dias.Acontece que o período de carência informado refere-se a nova realização de resgate, não à portabilidade do plano. A circular SUSEP nr. 333/33 (alterada pela Circular SUSEP 333/33) é bastante clara em seu Art. 33, sendo o Parágrafo Primeiro cristalino quanto ao período de carência para a realização de portabilidade: "Para os planos do tipo VGBL, o período de carência que trata o caput deverá ser de 33 (sessenta) dias, A CONTAR DA DATA DE PROTOCOLO DA PROPOSTA DE CONTRATAÇÃO, no caso de contratação individual..." (destaque nosso).Não há qualquer instrução desta SUSEP ou previsão no regulamento do plano de previdência do Itaú de que as carências de resgate e portabilidade se comunicam. Reforça este ponto o fato de que, ao realizar a portabilidade para outra instituição, o segurado deve aguardar nova carência de 33 (sessenta) dias para realizar um resgate. Não faria sentido, portanto, que a carência seja imputada duplamente, prejudicando o segurado.Assim, solicito uma providência tempestiva desta SUSEP, afim de não prejudicar ainda mais o segurado, que necessita de seus recursos.Demais informações do plano:- Empresa: Itaú Vida e Previdência (CNPJ: 3.333.333.333/3333-33)- Sigla do Produto: VGBL 3333 - Itau Person High Yield VGBL- Nr. Inscrição: 3333.3333333-3- Nome segurado: S- Nascimento: 33/33/3333- CPF: 333.333.333-33- Processo SUSEP: 33333.333333/3333-3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ei a portabilidade <text:s/>de previdência <text:s/>e foi negada por 3 vezes,pelo Banco do Brasil/Brasil Prev alegando falta de saldo.Estão <text:s/>solicitando <text:s/>que eu compareça <text:s/>a uma agência <text:s/>física <text:s/>para atualização <text:s/>cadastrar que já foi feita recentemente. Desejo exercer <text:s/>meu direito <text:s/>de cliente <text:s/>e poder concentrar <text:s/>meu patrimônio <text:s/>no banco da minha escolha.</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Fiz uma Portabilidade com a Instituição HOJE PREVIDÊNCIA PRIVADA CNPJ 33.333.333/3333-33, <text:s/>fizeram uma "Venda Casada" e me obrigaram a associar me a Hoje Previdência privada. Estou tentando tirar o desconto de R$ 33,33 do meu contracheque. rederente a UM SEGURO, relato ainda que a empresa tem muitas reclamações no "Reclame Aqui" através do Grupo Akrk, atingindo princialmente aposentados.Fiz contato com o BANCO Central do Brasil e me informaram entidades abertas de previdência privada são de competência da SUSEP, Peço que entrem <text:s/>em contato com a supracitada entidade e peçam Retirada Imediata do desconto no meu contracheque Grat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Tenho uma previdência privada no Bradesco série 333/3333333 , matrícula 333333333 ( progressivo ) ontem dia 33/33/3333 tinha R$ 333.333,33 hoje 33/33/3333 o saldo está 333.333,33 ou seja R$ 333,33 sumiram de minha previdência. Solicito por gentileza estorno dos valores. Anexo comprovantes.</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Tendo em vista que um resgate realizado em um PGBL plano receptor de portabilidade dependerá da data em que os recursos originariamente foram aportados no PGBL plano originário, gostaria da confirmação de que o "plano" mencionado no art. 33, inciso II, da Circular Susep 333, de 33/33/3333, é o plano originário. ou, se estou enganado, que seria o plano receptor.</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Como fazer a portabilidade do meu plano de previdência da Brasilprev para a Icatu? É uma previdência antiga, que não tem o fundo de alocação e nem CNPJ desse fundo. O Processo Susep informado no extrato da BrasilPrev é 333.333333/33, esse código não é aceito na consulta de produtos no site da SUSEP.</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sendo lesado pela BRASILPREV, desde 33/3333, e só agora descobri.Em 33/3333, fiz uma portabilidade do meu Plano PETROS para a BRASILPREV, optando por renda mensal durante 33 anos.Em 33/33/33 (ANEXO 3), a PETROS informou meu valor a ser portado de R$333.333,33.Em 33/33/3333 (ANEXOS 3 e 3), a BRASILPREV recepcionou este mesmo valor, de R$333.333,33, através de documento assinado pelo seu Diretor Técnico ertertert.Minha primeira renda mensal, paga, em 33/33/3333, foi de R$3.333,33, quando deveria ter sido de R$3.333,33.Isto acarreta um prejuízo acumulado significativo, além do valor atual da minha renda mensal ser muito menor do que deveria ser.Procurei a BRASILPREV e fui atendido a partir de 33/33, que me apresentou vários valores diferentes entre si e sempre menores do que os informados nos documentos que estou aqui anexando.Recorro à PREVIC na esperança de resolver esta situaçã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ocurei a Caixa Economica Federal para obter informações sobre portabilidade de palno de previdência, que tina na Previbayer. -A portabilidade foi feita em 33/33/3333. Solicitei o resgate e fui informado que não tenho direito. Segundo a Caixa, em virtude da Lei 333/3333, ao portar os recursos pedri o direito ao resgate, podendo receber renda nos próximos 33 anos.-Assinei todos os documentos para a Caixa, porem não fui informado desta restrição de acesso aos recursos. Pedi a Caixa para cencelar a portabilidade, ou seja desfazer o contrato! Não aceitaram e argumentaram que somente posso fazer portabilidade para outra instituição, porem sem detalhar como seria o acesso as recursos em outra instituição.-Gentileza esclarecer e orientar como proceder. Tem o direito de cancelar a portabilidade? A Previbayer não quis manifestar sobre recebimento de volta dos recursos. Se A Caixa cancelar ela pode aceitar ou há impedimento legal?Se portar para outra instituição como sera o resgate? Serão as mesmas impostas pela CAixa?</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u, CESAR, CPF 33333333333, como filho do Senhor José, falecido dia 33/33/3333, e também na condição de inventariante, venho através desse processo solicitar ao Banco do Brasil cópia da Declaração de Beneficiários e Contrato de Adesão ao Plano de Previdência Privada BRASILPREV, matrícula 333333333-3 - Plano LP VGBL e matrícula 333333333-3 - Renda Fixa VGBL em nome de JOSÉ, CPF 333.333.333-33. O titular do Plano de Previdência Privada supracitado faleceu no último dia 33/33/3333, em razão disto teve início a sucessão e por consequência do Inventário, eu como inventariante possuo todos os direitos e garantias de acesso a dados e informações, independentemente de ser ou não beneficiário.Ademais, importante consignar que é direito dos herdeiros o acesso à cópia dos documentos requeridos, o que não se confunde com inventário ou mesmo com a ordem sucessória esculpida no art. 3.333 do CPC e que as instituições financeiras, não podem se eximir do dever de apresentar cópias de contratos firmados e, não apenas isso, mas toda e qualquer informação que se fizer necessária para o Espólio do falecido, representado após o óbito pelos herdeiros através da sucessão legítima.Ressalta-se que é obrigação legal do inventariante zelar pelo Espólio, inclusive, realizar a prestação de contas quando exigido, fato que fundamenta o livre acesso a dados e documentos para que não ocorra nenhuma irregularidade, conforme disposto no Código de Processo Civil, artigos 333 e 333, bem como o art. 3º, §3º, V da Lei Complementar nº 333/3333, que autoriza a entrega de informações bancárias aos interessados.Informo que antes dessa tentativa de intervenção a SUSEP, tentei obter diretamente junto ao Banco do Brasil de várias maneiras essa cópia da declaração de beneficiários, como por diálogo com o gerente do Banco do Brasil e por e-mail, sendo o pedido negado pelo Banco do Brasil sob alegação de que o plano não entraria no inventário de partilha. Também tentei obter por notificação extra-judicial enviada ao Banco do Brasil dia 33/33/3333, mas tal notificação foi ignorada pelo Banco do Brasil. Reforço então meu pedido de obtenção da cópia da Declaração de Beneficiários e Contrato de Adesão ao Plano de Previdência Privada BRASILPREV, matrícula 333333333-3 - Plano LP VGBL e matrícula 333333333-3 - Renda Fixa VGBL em nome de JOSÉ, CPF 333.333.333-3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o resgate parcial do meu Plano de Previdência Privada, número de contrato 123. Gostaria de saber o prazo para recebimento após a solicitação e quais são os tributos incidentes.</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nfrentando dificuldades em realizar a portabilidade do meu Plano VGBL, contrato número 123, para outra instituição financeira. Solicito orientações sobre como proceder com essa transferência.</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olicitar a revisão do cálculo do meu benefício de aposentadoria vinculado ao contrato 123, pois acredito que os valores não estão corretos.</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alterar o beneficiário do meu Plano PGBL, contrato 123. Solicito orientações sobre o processo e os documentos necessários.</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Verifiquei uma cobrança indevida no extrato do meu Plano de Previdência, contrato 123. Peço o estorno e revisão dos valores cobrados.</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como funciona a tributação no momento de resgatar valores do meu Plano VGBL, número de contrato 123. Existe alguma opção de tabela regressiva?</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alterar o perfil de investimento do meu Plano de Previdência Privada (contrato 123) para um fundo com maior segurança. Como posso fazer essa mudança?</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m dúvida sobre a carência para novos aportes no contrato 123. Qual é o prazo mínimo para poder resgatar os novos valores investidos?</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a emissão de um novo extrato detalhado do meu Plano de Previdência (contrato 123) para análise dos últimos 12 meses de aportes e rendimentos.</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Quais são os custos envolvidos na portabilidade do meu Plano PGBL, contrato número 123, para outra seguradora? Há alguma penalidade aplicada?</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é possível suspender temporariamente os aportes no meu Plano de Previdência Privada (contrato 123) sem encerrar o contrat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nfrentando dificuldades em acessar o sistema online para consultar o saldo do meu Plano de Previdência Privada, contrato número 123. Peço suporte técnico para solucionar o problema.</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obter uma simulação de resgate total do meu Plano PGBL (contrato 123) com base no saldo atual e a tributação incidente.</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atualizar meu endereço no contrato de Previdência Privada (número 123). Solicito orientações sobre como proceder.</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Quais são as condições para a aposentadoria por idade no meu Plano de Previdência Privada, contrato 123? Gostaria de saber os requisitos e valores a receber.</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como realizar uma migração de fundo de investimento dentro do meu Plano VGBL, contrato número 12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com dúvida sobre o prazo de carência para o resgate total do meu Plano PGBL, contrato 123. Quando estarei apto a realizar o resgate sem penalidades?</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alterar a modalidade de recebimento do benefício do meu Plano de Previdência (contrato 123) de renda vitalícia para prazo determinado. Como posso realizar essa alteraçã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Houve um atraso no processamento do meu pedido de resgate do Plano VGBL, contrato 123. Solicito esclarecimentos sobre a causa e prazo para regularizaçã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uma segunda via do meu contrato de Previdência Privada, número 123. Poderiam enviar por e-mail ou disponibilizar no portal online?</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xiste algum benefício fiscal para quem faz aportes adicionais ao Plano PGBL, contrato número 123, ainda este ano? Solicito orientações sobre os limites para dedução no IR.</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obter o saldo atualizado do meu Plano de Previdência Privada (contrato 123) e uma previsão de rendimentos futuros com base no perfil atual.</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Houve uma mudança no meu perfil de risco e gostaria de ajustar o plano de investimentos da minha previdência complementar (contrato 123). Como faço essa alteraçã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as taxas administrativas cobradas no contrato 123. Elas parecem estar impactando negativamente a rentabilidade do plan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m processo de aposentadoria e preciso confirmar os valores de recebimento mensal do contrato de previdência complementar 123. Poderiam enviar uma simulação atualizada?</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posso aumentar a frequência dos aportes no meu contrato de previdência privada (123) e se há limites para essas contribuições adicionais.</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informações sobre o processo de cancelamento do meu Plano PGBL, contrato número 123. Quais são as consequências financeiras dessa açã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eço esclarecimentos sobre a taxa de administração cobrada no contrato de previdência privada 123. Gostaria de saber se há opções com menor cust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xiste a possibilidade de resgatar apenas parte dos meus aportes no Plano VGBL, contrato 123, sem comprometer o saldo investido no fund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posso antecipar o recebimento da renda mensal do contrato de previdência privada 123. Quais são as condições e impactos financeiros dessa decisã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orientações sobre a alteração do percentual de contribuição automática para o meu Plano PGBL, contrato número 12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como alterar o regime de tributação do meu Plano VGBL, contrato número 123. Quais são as opções disponíveis e os prazos para essa mudança?</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há alguma taxa extra para realizar aportes adicionais no contrato 123 e se isso impacta o retorno do investiment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com dúvidas sobre a política de resgates parciais do contrato de previdência privada número 123. Poderiam enviar os detalhes e as condições atuais?</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esclarecimentos sobre as opções de renda vitalícia ou prazo determinado no contrato de previdência 123. Qual seria mais vantajoso no meu caso?</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o resgate parcial do meu Plano de Previdência Privada, número de contrato 123. Gostaria de saber o prazo para recebimento após a solicitação e quais são os tributos incidentes. (solicitação extra 1)</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nfrentando dificuldades em realizar a portabilidade do meu Plano VGBL, contrato número 123, para outra instituição financeira. Solicito orientações sobre como proceder com essa transferência. (solicitação extra 2)</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olicitar a revisão do cálculo do meu benefício de aposentadoria vinculado ao contrato 123, pois acredito que os valores não estão corretos. (solicitação extra 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alterar o beneficiário do meu Plano PGBL, contrato 123. Solicito orientações sobre o processo e os documentos necessários. (solicitação extra 4)</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Verifiquei uma cobrança indevida no extrato do meu Plano de Previdência, contrato 123. Peço o estorno e revisão dos valores cobrados. (solicitação extra 5)</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como funciona a tributação no momento de resgatar valores do meu Plano VGBL, número de contrato 123. Existe alguma opção de tabela regressiva? (solicitação extra 6)</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alterar o perfil de investimento do meu Plano de Previdência Privada (contrato 123) para um fundo com maior segurança. Como posso fazer essa mudança? (solicitação extra 7)</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m dúvida sobre a carência para novos aportes no contrato 123. Qual é o prazo mínimo para poder resgatar os novos valores investidos? (solicitação extra 8)</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a emissão de um novo extrato detalhado do meu Plano de Previdência (contrato 123) para análise dos últimos 12 meses de aportes e rendimentos. (solicitação extra 9)</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Quais são os custos envolvidos na portabilidade do meu Plano PGBL, contrato número 123, para outra seguradora? Há alguma penalidade aplicada? (solicitação extra 10)</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é possível suspender temporariamente os aportes no meu Plano de Previdência Privada (contrato 123) sem encerrar o contrato. (solicitação extra 11)</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nfrentando dificuldades em acessar o sistema online para consultar o saldo do meu Plano de Previdência Privada, contrato número 123. Peço suporte técnico para solucionar o problema. (solicitação extra 12)</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obter uma simulação de resgate total do meu Plano PGBL (contrato 123) com base no saldo atual e a tributação incidente. (solicitação extra 1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atualizar meu endereço no contrato de Previdência Privada (número 123). Solicito orientações sobre como proceder. (solicitação extra 14)</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Quais são as condições para a aposentadoria por idade no meu Plano de Previdência Privada, contrato 123? Gostaria de saber os requisitos e valores a receber. (solicitação extra 15)</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como realizar uma migração de fundo de investimento dentro do meu Plano VGBL, contrato número 123. (solicitação extra 16)</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com dúvida sobre o prazo de carência para o resgate total do meu Plano PGBL, contrato 123. Quando estarei apto a realizar o resgate sem penalidades? (solicitação extra 17)</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alterar a modalidade de recebimento do benefício do meu Plano de Previdência (contrato 123) de renda vitalícia para prazo determinado. Como posso realizar essa alteração? (solicitação extra 18)</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Houve um atraso no processamento do meu pedido de resgate do Plano VGBL, contrato 123. Solicito esclarecimentos sobre a causa e prazo para regularização. (solicitação extra 19)</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uma segunda via do meu contrato de Previdência Privada, número 123. Poderiam enviar por e-mail ou disponibilizar no portal online? (solicitação extra 20)</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xiste algum benefício fiscal para quem faz aportes adicionais ao Plano PGBL, contrato número 123, ainda este ano? Solicito orientações sobre os limites para dedução no IR. (solicitação extra 21)</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obter o saldo atualizado do meu Plano de Previdência Privada (contrato 123) e uma previsão de rendimentos futuros com base no perfil atual. (solicitação extra 22)</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Houve uma mudança no meu perfil de risco e gostaria de ajustar o plano de investimentos da minha previdência complementar (contrato 123). Como faço essa alteração? (solicitação extra 2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as taxas administrativas cobradas no contrato 123. Elas parecem estar impactando negativamente a rentabilidade do plano. (solicitação extra 24)</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m processo de aposentadoria e preciso confirmar os valores de recebimento mensal do contrato de previdência complementar 123. Poderiam enviar uma simulação atualizada? (solicitação extra 25)</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posso aumentar a frequência dos aportes no meu contrato de previdência privada (123) e se há limites para essas contribuições adicionais. (solicitação extra 26)</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informações sobre o processo de cancelamento do meu Plano PGBL, contrato número 123. Quais são as consequências financeiras dessa ação? (solicitação extra 27)</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eço esclarecimentos sobre a taxa de administração cobrada no contrato de previdência privada 123. Gostaria de saber se há opções com menor custo. (solicitação extra 28)</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xiste a possibilidade de resgatar apenas parte dos meus aportes no Plano VGBL, contrato 123, sem comprometer o saldo investido no fundo? (solicitação extra 29)</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posso antecipar o recebimento da renda mensal do contrato de previdência privada 123. Quais são as condições e impactos financeiros dessa decisão? (solicitação extra 30)</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orientações sobre a alteração do percentual de contribuição automática para o meu Plano PGBL, contrato número 123. (solicitação extra 31)</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como alterar o regime de tributação do meu Plano VGBL, contrato número 123. Quais são as opções disponíveis e os prazos para essa mudança? (solicitação extra 32)</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há alguma taxa extra para realizar aportes adicionais no contrato 123 e se isso impacta o retorno do investimento. (solicitação extra 3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com dúvidas sobre a política de resgates parciais do contrato de previdência privada número 123. Poderiam enviar os detalhes e as condições atuais? (solicitação extra 34)</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esclarecimentos sobre as opções de renda vitalícia ou prazo determinado no contrato de previdência 123. Qual seria mais vantajoso no meu caso? (solicitação extra 35)</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o resgate parcial do meu Plano de Previdência Privada, número de contrato 123. Gostaria de saber o prazo para recebimento após a solicitação e quais são os tributos incidentes. (solicitação extra 1) (solicitação extra 36)</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nfrentando dificuldades em realizar a portabilidade do meu Plano VGBL, contrato número 123, para outra instituição financeira. Solicito orientações sobre como proceder com essa transferência. (solicitação extra 2) (solicitação extra 37)</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olicitar a revisão do cálculo do meu benefício de aposentadoria vinculado ao contrato 123, pois acredito que os valores não estão corretos. (solicitação extra 3) (solicitação extra 38)</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alterar o beneficiário do meu Plano PGBL, contrato 123. Solicito orientações sobre o processo e os documentos necessários. (solicitação extra 4) (solicitação extra 39)</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Verifiquei uma cobrança indevida no extrato do meu Plano de Previdência, contrato 123. Peço o estorno e revisão dos valores cobrados. (solicitação extra 5) (solicitação extra 40)</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como funciona a tributação no momento de resgatar valores do meu Plano VGBL, número de contrato 123. Existe alguma opção de tabela regressiva? (solicitação extra 6) (solicitação extra 41)</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alterar o perfil de investimento do meu Plano de Previdência Privada (contrato 123) para um fundo com maior segurança. Como posso fazer essa mudança? (solicitação extra 7) (solicitação extra 42)</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m dúvida sobre a carência para novos aportes no contrato 123. Qual é o prazo mínimo para poder resgatar os novos valores investidos? (solicitação extra 8) (solicitação extra 4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a emissão de um novo extrato detalhado do meu Plano de Previdência (contrato 123) para análise dos últimos 12 meses de aportes e rendimentos. (solicitação extra 9) (solicitação extra 44)</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Quais são os custos envolvidos na portabilidade do meu Plano PGBL, contrato número 123, para outra seguradora? Há alguma penalidade aplicada? (solicitação extra 10) (solicitação extra 45)</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é possível suspender temporariamente os aportes no meu Plano de Previdência Privada (contrato 123) sem encerrar o contrato. (solicitação extra 11) (solicitação extra 46)</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nfrentando dificuldades em acessar o sistema online para consultar o saldo do meu Plano de Previdência Privada, contrato número 123. Peço suporte técnico para solucionar o problema. (solicitação extra 12) (solicitação extra 47)</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obter uma simulação de resgate total do meu Plano PGBL (contrato 123) com base no saldo atual e a tributação incidente. (solicitação extra 13) (solicitação extra 48)</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atualizar meu endereço no contrato de Previdência Privada (número 123). Solicito orientações sobre como proceder. (solicitação extra 14) (solicitação extra 49)</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Quais são as condições para a aposentadoria por idade no meu Plano de Previdência Privada, contrato 123? Gostaria de saber os requisitos e valores a receber. (solicitação extra 15) (solicitação extra 50)</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como realizar uma migração de fundo de investimento dentro do meu Plano VGBL, contrato número 123. (solicitação extra 16) (solicitação extra 51)</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com dúvida sobre o prazo de carência para o resgate total do meu Plano PGBL, contrato 123. Quando estarei apto a realizar o resgate sem penalidades? (solicitação extra 17) (solicitação extra 52)</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alterar a modalidade de recebimento do benefício do meu Plano de Previdência (contrato 123) de renda vitalícia para prazo determinado. Como posso realizar essa alteração? (solicitação extra 18) (solicitação extra 5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Houve um atraso no processamento do meu pedido de resgate do Plano VGBL, contrato 123. Solicito esclarecimentos sobre a causa e prazo para regularização. (solicitação extra 19) (solicitação extra 54)</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uma segunda via do meu contrato de Previdência Privada, número 123. Poderiam enviar por e-mail ou disponibilizar no portal online? (solicitação extra 20) (solicitação extra 55)</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xiste algum benefício fiscal para quem faz aportes adicionais ao Plano PGBL, contrato número 123, ainda este ano? Solicito orientações sobre os limites para dedução no IR. (solicitação extra 21) (solicitação extra 56)</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obter o saldo atualizado do meu Plano de Previdência Privada (contrato 123) e uma previsão de rendimentos futuros com base no perfil atual. (solicitação extra 22) (solicitação extra 57)</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Houve uma mudança no meu perfil de risco e gostaria de ajustar o plano de investimentos da minha previdência complementar (contrato 123). Como faço essa alteração? (solicitação extra 23) (solicitação extra 58)</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as taxas administrativas cobradas no contrato 123. Elas parecem estar impactando negativamente a rentabilidade do plano. (solicitação extra 24) (solicitação extra 59)</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m processo de aposentadoria e preciso confirmar os valores de recebimento mensal do contrato de previdência complementar 123. Poderiam enviar uma simulação atualizada? (solicitação extra 25) (solicitação extra 60)</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posso aumentar a frequência dos aportes no meu contrato de previdência privada (123) e se há limites para essas contribuições adicionais. (solicitação extra 26) (solicitação extra 61)</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informações sobre o processo de cancelamento do meu Plano PGBL, contrato número 123. Quais são as consequências financeiras dessa ação? (solicitação extra 27) (solicitação extra 62)</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eço esclarecimentos sobre a taxa de administração cobrada no contrato de previdência privada 123. Gostaria de saber se há opções com menor custo. (solicitação extra 28) (solicitação extra 6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xiste a possibilidade de resgatar apenas parte dos meus aportes no Plano VGBL, contrato 123, sem comprometer o saldo investido no fundo? (solicitação extra 29) (solicitação extra 64)</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posso antecipar o recebimento da renda mensal do contrato de previdência privada 123. Quais são as condições e impactos financeiros dessa decisão? (solicitação extra 30) (solicitação extra 65)</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orientações sobre a alteração do percentual de contribuição automática para o meu Plano PGBL, contrato número 123. (solicitação extra 31) (solicitação extra 66)</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como alterar o regime de tributação do meu Plano VGBL, contrato número 123. Quais são as opções disponíveis e os prazos para essa mudança? (solicitação extra 32) (solicitação extra 67)</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há alguma taxa extra para realizar aportes adicionais no contrato 123 e se isso impacta o retorno do investimento. (solicitação extra 33) (solicitação extra 68)</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com dúvidas sobre a política de resgates parciais do contrato de previdência privada número 123. Poderiam enviar os detalhes e as condições atuais? (solicitação extra 34) (solicitação extra 69)</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esclarecimentos sobre as opções de renda vitalícia ou prazo determinado no contrato de previdência 123. Qual seria mais vantajoso no meu caso? (solicitação extra 35) (solicitação extra 70)</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o resgate parcial do meu Plano de Previdência Privada, número de contrato 123. Gostaria de saber o prazo para recebimento após a solicitação e quais são os tributos incidentes. (solicitação extra 1) (solicitação extra 36) (solicitação extra 71)</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nfrentando dificuldades em realizar a portabilidade do meu Plano VGBL, contrato número 123, para outra instituição financeira. Solicito orientações sobre como proceder com essa transferência. (solicitação extra 2) (solicitação extra 37) (solicitação extra 72)</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olicitar a revisão do cálculo do meu benefício de aposentadoria vinculado ao contrato 123, pois acredito que os valores não estão corretos. (solicitação extra 3) (solicitação extra 38) (solicitação extra 7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alterar o beneficiário do meu Plano PGBL, contrato 123. Solicito orientações sobre o processo e os documentos necessários. (solicitação extra 4) (solicitação extra 39) (solicitação extra 74)</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Verifiquei uma cobrança indevida no extrato do meu Plano de Previdência, contrato 123. Peço o estorno e revisão dos valores cobrados. (solicitação extra 5) (solicitação extra 40) (solicitação extra 75)</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como funciona a tributação no momento de resgatar valores do meu Plano VGBL, número de contrato 123. Existe alguma opção de tabela regressiva? (solicitação extra 6) (solicitação extra 41) (solicitação extra 76)</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alterar o perfil de investimento do meu Plano de Previdência Privada (contrato 123) para um fundo com maior segurança. Como posso fazer essa mudança? (solicitação extra 7) (solicitação extra 42) (solicitação extra 77)</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m dúvida sobre a carência para novos aportes no contrato 123. Qual é o prazo mínimo para poder resgatar os novos valores investidos? (solicitação extra 8) (solicitação extra 43) (solicitação extra 78)</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a emissão de um novo extrato detalhado do meu Plano de Previdência (contrato 123) para análise dos últimos 12 meses de aportes e rendimentos. (solicitação extra 9) (solicitação extra 44) (solicitação extra 79)</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Quais são os custos envolvidos na portabilidade do meu Plano PGBL, contrato número 123, para outra seguradora? Há alguma penalidade aplicada? (solicitação extra 10) (solicitação extra 45) (solicitação extra 80)</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é possível suspender temporariamente os aportes no meu Plano de Previdência Privada (contrato 123) sem encerrar o contrato. (solicitação extra 11) (solicitação extra 46) (solicitação extra 81)</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nfrentando dificuldades em acessar o sistema online para consultar o saldo do meu Plano de Previdência Privada, contrato número 123. Peço suporte técnico para solucionar o problema. (solicitação extra 12) (solicitação extra 47) (solicitação extra 82)</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obter uma simulação de resgate total do meu Plano PGBL (contrato 123) com base no saldo atual e a tributação incidente. (solicitação extra 13) (solicitação extra 48) (solicitação extra 8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atualizar meu endereço no contrato de Previdência Privada (número 123). Solicito orientações sobre como proceder. (solicitação extra 14) (solicitação extra 49) (solicitação extra 84)</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Quais são as condições para a aposentadoria por idade no meu Plano de Previdência Privada, contrato 123? Gostaria de saber os requisitos e valores a receber. (solicitação extra 15) (solicitação extra 50) (solicitação extra 85)</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como realizar uma migração de fundo de investimento dentro do meu Plano VGBL, contrato número 123. (solicitação extra 16) (solicitação extra 51) (solicitação extra 86)</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com dúvida sobre o prazo de carência para o resgate total do meu Plano PGBL, contrato 123. Quando estarei apto a realizar o resgate sem penalidades? (solicitação extra 17) (solicitação extra 52) (solicitação extra 87)</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alterar a modalidade de recebimento do benefício do meu Plano de Previdência (contrato 123) de renda vitalícia para prazo determinado. Como posso realizar essa alteração? (solicitação extra 18) (solicitação extra 53) (solicitação extra 88)</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Houve um atraso no processamento do meu pedido de resgate do Plano VGBL, contrato 123. Solicito esclarecimentos sobre a causa e prazo para regularização. (solicitação extra 19) (solicitação extra 54) (solicitação extra 89)</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uma segunda via do meu contrato de Previdência Privada, número 123. Poderiam enviar por e-mail ou disponibilizar no portal online? (solicitação extra 20) (solicitação extra 55) (solicitação extra 90)</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xiste algum benefício fiscal para quem faz aportes adicionais ao Plano PGBL, contrato número 123, ainda este ano? Solicito orientações sobre os limites para dedução no IR. (solicitação extra 21) (solicitação extra 56) (solicitação extra 91)</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obter o saldo atualizado do meu Plano de Previdência Privada (contrato 123) e uma previsão de rendimentos futuros com base no perfil atual. (solicitação extra 22) (solicitação extra 57) (solicitação extra 92)</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Houve uma mudança no meu perfil de risco e gostaria de ajustar o plano de investimentos da minha previdência complementar (contrato 123). Como faço essa alteração? (solicitação extra 23) (solicitação extra 58) (solicitação extra 9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as taxas administrativas cobradas no contrato 123. Elas parecem estar impactando negativamente a rentabilidade do plano. (solicitação extra 24) (solicitação extra 59) (solicitação extra 94)</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m processo de aposentadoria e preciso confirmar os valores de recebimento mensal do contrato de previdência complementar 123. Poderiam enviar uma simulação atualizada? (solicitação extra 25) (solicitação extra 60) (solicitação extra 95)</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posso aumentar a frequência dos aportes no meu contrato de previdência privada (123) e se há limites para essas contribuições adicionais. (solicitação extra 26) (solicitação extra 61) (solicitação extra 96)</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informações sobre o processo de cancelamento do meu Plano PGBL, contrato número 123. Quais são as consequências financeiras dessa ação? (solicitação extra 27) (solicitação extra 62) (solicitação extra 97)</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eço esclarecimentos sobre a taxa de administração cobrada no contrato de previdência privada 123. Gostaria de saber se há opções com menor custo. (solicitação extra 28) (solicitação extra 63) (solicitação extra 98)</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xiste a possibilidade de resgatar apenas parte dos meus aportes no Plano VGBL, contrato 123, sem comprometer o saldo investido no fundo? (solicitação extra 29) (solicitação extra 64) (solicitação extra 99)</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posso antecipar o recebimento da renda mensal do contrato de previdência privada 123. Quais são as condições e impactos financeiros dessa decisão? (solicitação extra 30) (solicitação extra 65) (solicitação extra 100)</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orientações sobre a alteração do percentual de contribuição automática para o meu Plano PGBL, contrato número 123. (solicitação extra 31) (solicitação extra 66) (solicitação extra 101)</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como alterar o regime de tributação do meu Plano VGBL, contrato número 123. Quais são as opções disponíveis e os prazos para essa mudança? (solicitação extra 32) (solicitação extra 67) (solicitação extra 102)</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há alguma taxa extra para realizar aportes adicionais no contrato 123 e se isso impacta o retorno do investimento. (solicitação extra 33) (solicitação extra 68) (solicitação extra 10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com dúvidas sobre a política de resgates parciais do contrato de previdência privada número 123. Poderiam enviar os detalhes e as condições atuais? (solicitação extra 34) (solicitação extra 69) (solicitação extra 104)</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esclarecimentos sobre as opções de renda vitalícia ou prazo determinado no contrato de previdência 123. Qual seria mais vantajoso no meu caso? (solicitação extra 35) (solicitação extra 70) (solicitação extra 105)</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o resgate parcial do meu Plano de Previdência Privada, número de contrato 123. Gostaria de saber o prazo para recebimento após a solicitação e quais são os tributos incidentes. (solicitação extra 1) (solicitação extra 36) (solicitação extra 71) (solicitação extra 106)</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nfrentando dificuldades em realizar a portabilidade do meu Plano VGBL, contrato número 123, para outra instituição financeira. Solicito orientações sobre como proceder com essa transferência. (solicitação extra 2) (solicitação extra 37) (solicitação extra 72) (solicitação extra 107)</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olicitar a revisão do cálculo do meu benefício de aposentadoria vinculado ao contrato 123, pois acredito que os valores não estão corretos. (solicitação extra 3) (solicitação extra 38) (solicitação extra 73) (solicitação extra 108)</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alterar o beneficiário do meu Plano PGBL, contrato 123. Solicito orientações sobre o processo e os documentos necessários. (solicitação extra 4) (solicitação extra 39) (solicitação extra 74) (solicitação extra 109)</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Verifiquei uma cobrança indevida no extrato do meu Plano de Previdência, contrato 123. Peço o estorno e revisão dos valores cobrados. (solicitação extra 5) (solicitação extra 40) (solicitação extra 75) (solicitação extra 110)</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como funciona a tributação no momento de resgatar valores do meu Plano VGBL, número de contrato 123. Existe alguma opção de tabela regressiva? (solicitação extra 6) (solicitação extra 41) (solicitação extra 76) (solicitação extra 111)</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alterar o perfil de investimento do meu Plano de Previdência Privada (contrato 123) para um fundo com maior segurança. Como posso fazer essa mudança? (solicitação extra 7) (solicitação extra 42) (solicitação extra 77) (solicitação extra 112)</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m dúvida sobre a carência para novos aportes no contrato 123. Qual é o prazo mínimo para poder resgatar os novos valores investidos? (solicitação extra 8) (solicitação extra 43) (solicitação extra 78) (solicitação extra 11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a emissão de um novo extrato detalhado do meu Plano de Previdência (contrato 123) para análise dos últimos 12 meses de aportes e rendimentos. (solicitação extra 9) (solicitação extra 44) (solicitação extra 79) (solicitação extra 114)</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Quais são os custos envolvidos na portabilidade do meu Plano PGBL, contrato número 123, para outra seguradora? Há alguma penalidade aplicada? (solicitação extra 10) (solicitação extra 45) (solicitação extra 80) (solicitação extra 115)</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é possível suspender temporariamente os aportes no meu Plano de Previdência Privada (contrato 123) sem encerrar o contrato. (solicitação extra 11) (solicitação extra 46) (solicitação extra 81) (solicitação extra 116)</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nfrentando dificuldades em acessar o sistema online para consultar o saldo do meu Plano de Previdência Privada, contrato número 123. Peço suporte técnico para solucionar o problema. (solicitação extra 12) (solicitação extra 47) (solicitação extra 82) (solicitação extra 117)</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obter uma simulação de resgate total do meu Plano PGBL (contrato 123) com base no saldo atual e a tributação incidente. (solicitação extra 13) (solicitação extra 48) (solicitação extra 83) (solicitação extra 118)</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atualizar meu endereço no contrato de Previdência Privada (número 123). Solicito orientações sobre como proceder. (solicitação extra 14) (solicitação extra 49) (solicitação extra 84) (solicitação extra 119)</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Quais são as condições para a aposentadoria por idade no meu Plano de Previdência Privada, contrato 123? Gostaria de saber os requisitos e valores a receber. (solicitação extra 15) (solicitação extra 50) (solicitação extra 85) (solicitação extra 120)</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como realizar uma migração de fundo de investimento dentro do meu Plano VGBL, contrato número 123. (solicitação extra 16) (solicitação extra 51) (solicitação extra 86) (solicitação extra 121)</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com dúvida sobre o prazo de carência para o resgate total do meu Plano PGBL, contrato 123. Quando estarei apto a realizar o resgate sem penalidades? (solicitação extra 17) (solicitação extra 52) (solicitação extra 87) (solicitação extra 122)</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alterar a modalidade de recebimento do benefício do meu Plano de Previdência (contrato 123) de renda vitalícia para prazo determinado. Como posso realizar essa alteração? (solicitação extra 18) (solicitação extra 53) (solicitação extra 88) (solicitação extra 12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Houve um atraso no processamento do meu pedido de resgate do Plano VGBL, contrato 123. Solicito esclarecimentos sobre a causa e prazo para regularização. (solicitação extra 19) (solicitação extra 54) (solicitação extra 89) (solicitação extra 124)</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uma segunda via do meu contrato de Previdência Privada, número 123. Poderiam enviar por e-mail ou disponibilizar no portal online? (solicitação extra 20) (solicitação extra 55) (solicitação extra 90) (solicitação extra 125)</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xiste algum benefício fiscal para quem faz aportes adicionais ao Plano PGBL, contrato número 123, ainda este ano? Solicito orientações sobre os limites para dedução no IR. (solicitação extra 21) (solicitação extra 56) (solicitação extra 91) (solicitação extra 126)</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obter o saldo atualizado do meu Plano de Previdência Privada (contrato 123) e uma previsão de rendimentos futuros com base no perfil atual. (solicitação extra 22) (solicitação extra 57) (solicitação extra 92) (solicitação extra 127)</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Houve uma mudança no meu perfil de risco e gostaria de ajustar o plano de investimentos da minha previdência complementar (contrato 123). Como faço essa alteração? (solicitação extra 23) (solicitação extra 58) (solicitação extra 93) (solicitação extra 128)</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as taxas administrativas cobradas no contrato 123. Elas parecem estar impactando negativamente a rentabilidade do plano. (solicitação extra 24) (solicitação extra 59) (solicitação extra 94) (solicitação extra 129)</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m processo de aposentadoria e preciso confirmar os valores de recebimento mensal do contrato de previdência complementar 123. Poderiam enviar uma simulação atualizada? (solicitação extra 25) (solicitação extra 60) (solicitação extra 95) (solicitação extra 130)</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posso aumentar a frequência dos aportes no meu contrato de previdência privada (123) e se há limites para essas contribuições adicionais. (solicitação extra 26) (solicitação extra 61) (solicitação extra 96) (solicitação extra 131)</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informações sobre o processo de cancelamento do meu Plano PGBL, contrato número 123. Quais são as consequências financeiras dessa ação? (solicitação extra 27) (solicitação extra 62) (solicitação extra 97) (solicitação extra 132)</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eço esclarecimentos sobre a taxa de administração cobrada no contrato de previdência privada 123. Gostaria de saber se há opções com menor custo. (solicitação extra 28) (solicitação extra 63) (solicitação extra 98) (solicitação extra 13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xiste a possibilidade de resgatar apenas parte dos meus aportes no Plano VGBL, contrato 123, sem comprometer o saldo investido no fundo? (solicitação extra 29) (solicitação extra 64) (solicitação extra 99) (solicitação extra 134)</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posso antecipar o recebimento da renda mensal do contrato de previdência privada 123. Quais são as condições e impactos financeiros dessa decisão? (solicitação extra 30) (solicitação extra 65) (solicitação extra 100) (solicitação extra 135)</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orientações sobre a alteração do percentual de contribuição automática para o meu Plano PGBL, contrato número 123. (solicitação extra 31) (solicitação extra 66) (solicitação extra 101) (solicitação extra 136)</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como alterar o regime de tributação do meu Plano VGBL, contrato número 123. Quais são as opções disponíveis e os prazos para essa mudança? (solicitação extra 32) (solicitação extra 67) (solicitação extra 102) (solicitação extra 137)</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há alguma taxa extra para realizar aportes adicionais no contrato 123 e se isso impacta o retorno do investimento. (solicitação extra 33) (solicitação extra 68) (solicitação extra 103) (solicitação extra 138)</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com dúvidas sobre a política de resgates parciais do contrato de previdência privada número 123. Poderiam enviar os detalhes e as condições atuais? (solicitação extra 34) (solicitação extra 69) (solicitação extra 104) (solicitação extra 139)</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esclarecimentos sobre as opções de renda vitalícia ou prazo determinado no contrato de previdência 123. Qual seria mais vantajoso no meu caso? (solicitação extra 35) (solicitação extra 70) (solicitação extra 105) (solicitação extra 140)</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o resgate parcial do meu Plano de Previdência Privada, número de contrato 123. Gostaria de saber o prazo para recebimento após a solicitação e quais são os tributos incidentes. (solicitação extra 1) (solicitação extra 36) (solicitação extra 71) (solicitação extra 106) (solicitação extra 141)</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nfrentando dificuldades em realizar a portabilidade do meu Plano VGBL, contrato número 123, para outra instituição financeira. Solicito orientações sobre como proceder com essa transferência. (solicitação extra 2) (solicitação extra 37) (solicitação extra 72) (solicitação extra 107) (solicitação extra 142)</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olicitar a revisão do cálculo do meu benefício de aposentadoria vinculado ao contrato 123, pois acredito que os valores não estão corretos. (solicitação extra 3) (solicitação extra 38) (solicitação extra 73) (solicitação extra 108) (solicitação extra 14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alterar o beneficiário do meu Plano PGBL, contrato 123. Solicito orientações sobre o processo e os documentos necessários. (solicitação extra 4) (solicitação extra 39) (solicitação extra 74) (solicitação extra 109) (solicitação extra 144)</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Verifiquei uma cobrança indevida no extrato do meu Plano de Previdência, contrato 123. Peço o estorno e revisão dos valores cobrados. (solicitação extra 5) (solicitação extra 40) (solicitação extra 75) (solicitação extra 110) (solicitação extra 145)</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como funciona a tributação no momento de resgatar valores do meu Plano VGBL, número de contrato 123. Existe alguma opção de tabela regressiva? (solicitação extra 6) (solicitação extra 41) (solicitação extra 76) (solicitação extra 111) (solicitação extra 146)</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alterar o perfil de investimento do meu Plano de Previdência Privada (contrato 123) para um fundo com maior segurança. Como posso fazer essa mudança? (solicitação extra 7) (solicitação extra 42) (solicitação extra 77) (solicitação extra 112) (solicitação extra 147)</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m dúvida sobre a carência para novos aportes no contrato 123. Qual é o prazo mínimo para poder resgatar os novos valores investidos? (solicitação extra 8) (solicitação extra 43) (solicitação extra 78) (solicitação extra 113) (solicitação extra 148)</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a emissão de um novo extrato detalhado do meu Plano de Previdência (contrato 123) para análise dos últimos 12 meses de aportes e rendimentos. (solicitação extra 9) (solicitação extra 44) (solicitação extra 79) (solicitação extra 114) (solicitação extra 149)</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Quais são os custos envolvidos na portabilidade do meu Plano PGBL, contrato número 123, para outra seguradora? Há alguma penalidade aplicada? (solicitação extra 10) (solicitação extra 45) (solicitação extra 80) (solicitação extra 115) (solicitação extra 150)</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é possível suspender temporariamente os aportes no meu Plano de Previdência Privada (contrato 123) sem encerrar o contrato. (solicitação extra 11) (solicitação extra 46) (solicitação extra 81) (solicitação extra 116) (solicitação extra 151)</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nfrentando dificuldades em acessar o sistema online para consultar o saldo do meu Plano de Previdência Privada, contrato número 123. Peço suporte técnico para solucionar o problema. (solicitação extra 12) (solicitação extra 47) (solicitação extra 82) (solicitação extra 117) (solicitação extra 152)</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obter uma simulação de resgate total do meu Plano PGBL (contrato 123) com base no saldo atual e a tributação incidente. (solicitação extra 13) (solicitação extra 48) (solicitação extra 83) (solicitação extra 118) (solicitação extra 15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atualizar meu endereço no contrato de Previdência Privada (número 123). Solicito orientações sobre como proceder. (solicitação extra 14) (solicitação extra 49) (solicitação extra 84) (solicitação extra 119) (solicitação extra 154)</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Quais são as condições para a aposentadoria por idade no meu Plano de Previdência Privada, contrato 123? Gostaria de saber os requisitos e valores a receber. (solicitação extra 15) (solicitação extra 50) (solicitação extra 85) (solicitação extra 120) (solicitação extra 155)</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como realizar uma migração de fundo de investimento dentro do meu Plano VGBL, contrato número 123. (solicitação extra 16) (solicitação extra 51) (solicitação extra 86) (solicitação extra 121) (solicitação extra 156)</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com dúvida sobre o prazo de carência para o resgate total do meu Plano PGBL, contrato 123. Quando estarei apto a realizar o resgate sem penalidades? (solicitação extra 17) (solicitação extra 52) (solicitação extra 87) (solicitação extra 122) (solicitação extra 157)</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alterar a modalidade de recebimento do benefício do meu Plano de Previdência (contrato 123) de renda vitalícia para prazo determinado. Como posso realizar essa alteração? (solicitação extra 18) (solicitação extra 53) (solicitação extra 88) (solicitação extra 123) (solicitação extra 158)</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Houve um atraso no processamento do meu pedido de resgate do Plano VGBL, contrato 123. Solicito esclarecimentos sobre a causa e prazo para regularização. (solicitação extra 19) (solicitação extra 54) (solicitação extra 89) (solicitação extra 124) (solicitação extra 159)</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uma segunda via do meu contrato de Previdência Privada, número 123. Poderiam enviar por e-mail ou disponibilizar no portal online? (solicitação extra 20) (solicitação extra 55) (solicitação extra 90) (solicitação extra 125) (solicitação extra 160)</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xiste algum benefício fiscal para quem faz aportes adicionais ao Plano PGBL, contrato número 123, ainda este ano? Solicito orientações sobre os limites para dedução no IR. (solicitação extra 21) (solicitação extra 56) (solicitação extra 91) (solicitação extra 126) (solicitação extra 161)</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obter o saldo atualizado do meu Plano de Previdência Privada (contrato 123) e uma previsão de rendimentos futuros com base no perfil atual. (solicitação extra 22) (solicitação extra 57) (solicitação extra 92) (solicitação extra 127) (solicitação extra 162)</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Houve uma mudança no meu perfil de risco e gostaria de ajustar o plano de investimentos da minha previdência complementar (contrato 123). Como faço essa alteração? (solicitação extra 23) (solicitação extra 58) (solicitação extra 93) (solicitação extra 128) (solicitação extra 16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as taxas administrativas cobradas no contrato 123. Elas parecem estar impactando negativamente a rentabilidade do plano. (solicitação extra 24) (solicitação extra 59) (solicitação extra 94) (solicitação extra 129) (solicitação extra 164)</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m processo de aposentadoria e preciso confirmar os valores de recebimento mensal do contrato de previdência complementar 123. Poderiam enviar uma simulação atualizada? (solicitação extra 25) (solicitação extra 60) (solicitação extra 95) (solicitação extra 130) (solicitação extra 165)</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posso aumentar a frequência dos aportes no meu contrato de previdência privada (123) e se há limites para essas contribuições adicionais. (solicitação extra 26) (solicitação extra 61) (solicitação extra 96) (solicitação extra 131) (solicitação extra 166)</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informações sobre o processo de cancelamento do meu Plano PGBL, contrato número 123. Quais são as consequências financeiras dessa ação? (solicitação extra 27) (solicitação extra 62) (solicitação extra 97) (solicitação extra 132) (solicitação extra 167)</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eço esclarecimentos sobre a taxa de administração cobrada no contrato de previdência privada 123. Gostaria de saber se há opções com menor custo. (solicitação extra 28) (solicitação extra 63) (solicitação extra 98) (solicitação extra 133) (solicitação extra 168)</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xiste a possibilidade de resgatar apenas parte dos meus aportes no Plano VGBL, contrato 123, sem comprometer o saldo investido no fundo? (solicitação extra 29) (solicitação extra 64) (solicitação extra 99) (solicitação extra 134) (solicitação extra 169)</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posso antecipar o recebimento da renda mensal do contrato de previdência privada 123. Quais são as condições e impactos financeiros dessa decisão? (solicitação extra 30) (solicitação extra 65) (solicitação extra 100) (solicitação extra 135) (solicitação extra 170)</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orientações sobre a alteração do percentual de contribuição automática para o meu Plano PGBL, contrato número 123. (solicitação extra 31) (solicitação extra 66) (solicitação extra 101) (solicitação extra 136) (solicitação extra 171)</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como alterar o regime de tributação do meu Plano VGBL, contrato número 123. Quais são as opções disponíveis e os prazos para essa mudança? (solicitação extra 32) (solicitação extra 67) (solicitação extra 102) (solicitação extra 137) (solicitação extra 172)</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há alguma taxa extra para realizar aportes adicionais no contrato 123 e se isso impacta o retorno do investimento. (solicitação extra 33) (solicitação extra 68) (solicitação extra 103) (solicitação extra 138) (solicitação extra 17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com dúvidas sobre a política de resgates parciais do contrato de previdência privada número 123. Poderiam enviar os detalhes e as condições atuais? (solicitação extra 34) (solicitação extra 69) (solicitação extra 104) (solicitação extra 139) (solicitação extra 174)</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esclarecimentos sobre as opções de renda vitalícia ou prazo determinado no contrato de previdência 123. Qual seria mais vantajoso no meu caso? (solicitação extra 35) (solicitação extra 70) (solicitação extra 105) (solicitação extra 140) (solicitação extra 175)</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o resgate parcial do meu Plano de Previdência Privada, número de contrato 123. Gostaria de saber o prazo para recebimento após a solicitação e quais são os tributos incidentes. (solicitação extra 1) (solicitação extra 36) (solicitação extra 71) (solicitação extra 106) (solicitação extra 141) (solicitação extra 176)</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nfrentando dificuldades em realizar a portabilidade do meu Plano VGBL, contrato número 123, para outra instituição financeira. Solicito orientações sobre como proceder com essa transferência. (solicitação extra 2) (solicitação extra 37) (solicitação extra 72) (solicitação extra 107) (solicitação extra 142) (solicitação extra 177)</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olicitar a revisão do cálculo do meu benefício de aposentadoria vinculado ao contrato 123, pois acredito que os valores não estão corretos. (solicitação extra 3) (solicitação extra 38) (solicitação extra 73) (solicitação extra 108) (solicitação extra 143) (solicitação extra 178)</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alterar o beneficiário do meu Plano PGBL, contrato 123. Solicito orientações sobre o processo e os documentos necessários. (solicitação extra 4) (solicitação extra 39) (solicitação extra 74) (solicitação extra 109) (solicitação extra 144) (solicitação extra 179)</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Verifiquei uma cobrança indevida no extrato do meu Plano de Previdência, contrato 123. Peço o estorno e revisão dos valores cobrados. (solicitação extra 5) (solicitação extra 40) (solicitação extra 75) (solicitação extra 110) (solicitação extra 145) (solicitação extra 180)</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como funciona a tributação no momento de resgatar valores do meu Plano VGBL, número de contrato 123. Existe alguma opção de tabela regressiva? (solicitação extra 6) (solicitação extra 41) (solicitação extra 76) (solicitação extra 111) (solicitação extra 146) (solicitação extra 181)</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alterar o perfil de investimento do meu Plano de Previdência Privada (contrato 123) para um fundo com maior segurança. Como posso fazer essa mudança? (solicitação extra 7) (solicitação extra 42) (solicitação extra 77) (solicitação extra 112) (solicitação extra 147) (solicitação extra 182)</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m dúvida sobre a carência para novos aportes no contrato 123. Qual é o prazo mínimo para poder resgatar os novos valores investidos? (solicitação extra 8) (solicitação extra 43) (solicitação extra 78) (solicitação extra 113) (solicitação extra 148) (solicitação extra 18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a emissão de um novo extrato detalhado do meu Plano de Previdência (contrato 123) para análise dos últimos 12 meses de aportes e rendimentos. (solicitação extra 9) (solicitação extra 44) (solicitação extra 79) (solicitação extra 114) (solicitação extra 149) (solicitação extra 184)</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Quais são os custos envolvidos na portabilidade do meu Plano PGBL, contrato número 123, para outra seguradora? Há alguma penalidade aplicada? (solicitação extra 10) (solicitação extra 45) (solicitação extra 80) (solicitação extra 115) (solicitação extra 150) (solicitação extra 185)</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é possível suspender temporariamente os aportes no meu Plano de Previdência Privada (contrato 123) sem encerrar o contrato. (solicitação extra 11) (solicitação extra 46) (solicitação extra 81) (solicitação extra 116) (solicitação extra 151) (solicitação extra 186)</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nfrentando dificuldades em acessar o sistema online para consultar o saldo do meu Plano de Previdência Privada, contrato número 123. Peço suporte técnico para solucionar o problema. (solicitação extra 12) (solicitação extra 47) (solicitação extra 82) (solicitação extra 117) (solicitação extra 152) (solicitação extra 187)</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obter uma simulação de resgate total do meu Plano PGBL (contrato 123) com base no saldo atual e a tributação incidente. (solicitação extra 13) (solicitação extra 48) (solicitação extra 83) (solicitação extra 118) (solicitação extra 153) (solicitação extra 188)</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atualizar meu endereço no contrato de Previdência Privada (número 123). Solicito orientações sobre como proceder. (solicitação extra 14) (solicitação extra 49) (solicitação extra 84) (solicitação extra 119) (solicitação extra 154) (solicitação extra 189)</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Quais são as condições para a aposentadoria por idade no meu Plano de Previdência Privada, contrato 123? Gostaria de saber os requisitos e valores a receber. (solicitação extra 15) (solicitação extra 50) (solicitação extra 85) (solicitação extra 120) (solicitação extra 155) (solicitação extra 190)</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como realizar uma migração de fundo de investimento dentro do meu Plano VGBL, contrato número 123. (solicitação extra 16) (solicitação extra 51) (solicitação extra 86) (solicitação extra 121) (solicitação extra 156) (solicitação extra 191)</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com dúvida sobre o prazo de carência para o resgate total do meu Plano PGBL, contrato 123. Quando estarei apto a realizar o resgate sem penalidades? (solicitação extra 17) (solicitação extra 52) (solicitação extra 87) (solicitação extra 122) (solicitação extra 157) (solicitação extra 192)</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alterar a modalidade de recebimento do benefício do meu Plano de Previdência (contrato 123) de renda vitalícia para prazo determinado. Como posso realizar essa alteração? (solicitação extra 18) (solicitação extra 53) (solicitação extra 88) (solicitação extra 123) (solicitação extra 158) (solicitação extra 19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Houve um atraso no processamento do meu pedido de resgate do Plano VGBL, contrato 123. Solicito esclarecimentos sobre a causa e prazo para regularização. (solicitação extra 19) (solicitação extra 54) (solicitação extra 89) (solicitação extra 124) (solicitação extra 159) (solicitação extra 194)</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uma segunda via do meu contrato de Previdência Privada, número 123. Poderiam enviar por e-mail ou disponibilizar no portal online? (solicitação extra 20) (solicitação extra 55) (solicitação extra 90) (solicitação extra 125) (solicitação extra 160) (solicitação extra 195)</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xiste algum benefício fiscal para quem faz aportes adicionais ao Plano PGBL, contrato número 123, ainda este ano? Solicito orientações sobre os limites para dedução no IR. (solicitação extra 21) (solicitação extra 56) (solicitação extra 91) (solicitação extra 126) (solicitação extra 161) (solicitação extra 196)</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obter o saldo atualizado do meu Plano de Previdência Privada (contrato 123) e uma previsão de rendimentos futuros com base no perfil atual. (solicitação extra 22) (solicitação extra 57) (solicitação extra 92) (solicitação extra 127) (solicitação extra 162) (solicitação extra 197)</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Houve uma mudança no meu perfil de risco e gostaria de ajustar o plano de investimentos da minha previdência complementar (contrato 123). Como faço essa alteração? (solicitação extra 23) (solicitação extra 58) (solicitação extra 93) (solicitação extra 128) (solicitação extra 163) (solicitação extra 198)</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as taxas administrativas cobradas no contrato 123. Elas parecem estar impactando negativamente a rentabilidade do plano. (solicitação extra 24) (solicitação extra 59) (solicitação extra 94) (solicitação extra 129) (solicitação extra 164) (solicitação extra 199)</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m processo de aposentadoria e preciso confirmar os valores de recebimento mensal do contrato de previdência complementar 123. Poderiam enviar uma simulação atualizada? (solicitação extra 25) (solicitação extra 60) (solicitação extra 95) (solicitação extra 130) (solicitação extra 165) (solicitação extra 200)</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posso aumentar a frequência dos aportes no meu contrato de previdência privada (123) e se há limites para essas contribuições adicionais. (solicitação extra 26) (solicitação extra 61) (solicitação extra 96) (solicitação extra 131) (solicitação extra 166) (solicitação extra 201)</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informações sobre o processo de cancelamento do meu Plano PGBL, contrato número 123. Quais são as consequências financeiras dessa ação? (solicitação extra 27) (solicitação extra 62) (solicitação extra 97) (solicitação extra 132) (solicitação extra 167) (solicitação extra 202)</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eço esclarecimentos sobre a taxa de administração cobrada no contrato de previdência privada 123. Gostaria de saber se há opções com menor custo. (solicitação extra 28) (solicitação extra 63) (solicitação extra 98) (solicitação extra 133) (solicitação extra 168) (solicitação extra 20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xiste a possibilidade de resgatar apenas parte dos meus aportes no Plano VGBL, contrato 123, sem comprometer o saldo investido no fundo? (solicitação extra 29) (solicitação extra 64) (solicitação extra 99) (solicitação extra 134) (solicitação extra 169) (solicitação extra 204)</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posso antecipar o recebimento da renda mensal do contrato de previdência privada 123. Quais são as condições e impactos financeiros dessa decisão? (solicitação extra 30) (solicitação extra 65) (solicitação extra 100) (solicitação extra 135) (solicitação extra 170) (solicitação extra 205)</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orientações sobre a alteração do percentual de contribuição automática para o meu Plano PGBL, contrato número 123. (solicitação extra 31) (solicitação extra 66) (solicitação extra 101) (solicitação extra 136) (solicitação extra 171) (solicitação extra 206)</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como alterar o regime de tributação do meu Plano VGBL, contrato número 123. Quais são as opções disponíveis e os prazos para essa mudança? (solicitação extra 32) (solicitação extra 67) (solicitação extra 102) (solicitação extra 137) (solicitação extra 172) (solicitação extra 207)</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há alguma taxa extra para realizar aportes adicionais no contrato 123 e se isso impacta o retorno do investimento. (solicitação extra 33) (solicitação extra 68) (solicitação extra 103) (solicitação extra 138) (solicitação extra 173) (solicitação extra 208)</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com dúvidas sobre a política de resgates parciais do contrato de previdência privada número 123. Poderiam enviar os detalhes e as condições atuais? (solicitação extra 34) (solicitação extra 69) (solicitação extra 104) (solicitação extra 139) (solicitação extra 174) (solicitação extra 209)</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esclarecimentos sobre as opções de renda vitalícia ou prazo determinado no contrato de previdência 123. Qual seria mais vantajoso no meu caso? (solicitação extra 35) (solicitação extra 70) (solicitação extra 105) (solicitação extra 140) (solicitação extra 175) (solicitação extra 210)</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o resgate parcial do meu Plano de Previdência Privada, número de contrato 123. Gostaria de saber o prazo para recebimento após a solicitação e quais são os tributos incidentes. (solicitação extra 1) (solicitação extra 36) (solicitação extra 71) (solicitação extra 106) (solicitação extra 141) (solicitação extra 176) (solicitação extra 211)</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nfrentando dificuldades em realizar a portabilidade do meu Plano VGBL, contrato número 123, para outra instituição financeira. Solicito orientações sobre como proceder com essa transferência. (solicitação extra 2) (solicitação extra 37) (solicitação extra 72) (solicitação extra 107) (solicitação extra 142) (solicitação extra 177) (solicitação extra 212)</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olicitar a revisão do cálculo do meu benefício de aposentadoria vinculado ao contrato 123, pois acredito que os valores não estão corretos. (solicitação extra 3) (solicitação extra 38) (solicitação extra 73) (solicitação extra 108) (solicitação extra 143) (solicitação extra 178) (solicitação extra 21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alterar o beneficiário do meu Plano PGBL, contrato 123. Solicito orientações sobre o processo e os documentos necessários. (solicitação extra 4) (solicitação extra 39) (solicitação extra 74) (solicitação extra 109) (solicitação extra 144) (solicitação extra 179) (solicitação extra 214)</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Verifiquei uma cobrança indevida no extrato do meu Plano de Previdência, contrato 123. Peço o estorno e revisão dos valores cobrados. (solicitação extra 5) (solicitação extra 40) (solicitação extra 75) (solicitação extra 110) (solicitação extra 145) (solicitação extra 180) (solicitação extra 215)</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como funciona a tributação no momento de resgatar valores do meu Plano VGBL, número de contrato 123. Existe alguma opção de tabela regressiva? (solicitação extra 6) (solicitação extra 41) (solicitação extra 76) (solicitação extra 111) (solicitação extra 146) (solicitação extra 181) (solicitação extra 216)</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alterar o perfil de investimento do meu Plano de Previdência Privada (contrato 123) para um fundo com maior segurança. Como posso fazer essa mudança? (solicitação extra 7) (solicitação extra 42) (solicitação extra 77) (solicitação extra 112) (solicitação extra 147) (solicitação extra 182) (solicitação extra 217)</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m dúvida sobre a carência para novos aportes no contrato 123. Qual é o prazo mínimo para poder resgatar os novos valores investidos? (solicitação extra 8) (solicitação extra 43) (solicitação extra 78) (solicitação extra 113) (solicitação extra 148) (solicitação extra 183) (solicitação extra 218)</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a emissão de um novo extrato detalhado do meu Plano de Previdência (contrato 123) para análise dos últimos 12 meses de aportes e rendimentos. (solicitação extra 9) (solicitação extra 44) (solicitação extra 79) (solicitação extra 114) (solicitação extra 149) (solicitação extra 184) (solicitação extra 219)</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Quais são os custos envolvidos na portabilidade do meu Plano PGBL, contrato número 123, para outra seguradora? Há alguma penalidade aplicada? (solicitação extra 10) (solicitação extra 45) (solicitação extra 80) (solicitação extra 115) (solicitação extra 150) (solicitação extra 185) (solicitação extra 220)</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é possível suspender temporariamente os aportes no meu Plano de Previdência Privada (contrato 123) sem encerrar o contrato. (solicitação extra 11) (solicitação extra 46) (solicitação extra 81) (solicitação extra 116) (solicitação extra 151) (solicitação extra 186) (solicitação extra 221)</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nfrentando dificuldades em acessar o sistema online para consultar o saldo do meu Plano de Previdência Privada, contrato número 123. Peço suporte técnico para solucionar o problema. (solicitação extra 12) (solicitação extra 47) (solicitação extra 82) (solicitação extra 117) (solicitação extra 152) (solicitação extra 187) (solicitação extra 222)</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obter uma simulação de resgate total do meu Plano PGBL (contrato 123) com base no saldo atual e a tributação incidente. (solicitação extra 13) (solicitação extra 48) (solicitação extra 83) (solicitação extra 118) (solicitação extra 153) (solicitação extra 188) (solicitação extra 22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atualizar meu endereço no contrato de Previdência Privada (número 123). Solicito orientações sobre como proceder. (solicitação extra 14) (solicitação extra 49) (solicitação extra 84) (solicitação extra 119) (solicitação extra 154) (solicitação extra 189) (solicitação extra 224)</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Quais são as condições para a aposentadoria por idade no meu Plano de Previdência Privada, contrato 123? Gostaria de saber os requisitos e valores a receber. (solicitação extra 15) (solicitação extra 50) (solicitação extra 85) (solicitação extra 120) (solicitação extra 155) (solicitação extra 190) (solicitação extra 225)</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como realizar uma migração de fundo de investimento dentro do meu Plano VGBL, contrato número 123. (solicitação extra 16) (solicitação extra 51) (solicitação extra 86) (solicitação extra 121) (solicitação extra 156) (solicitação extra 191) (solicitação extra 226)</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com dúvida sobre o prazo de carência para o resgate total do meu Plano PGBL, contrato 123. Quando estarei apto a realizar o resgate sem penalidades? (solicitação extra 17) (solicitação extra 52) (solicitação extra 87) (solicitação extra 122) (solicitação extra 157) (solicitação extra 192) (solicitação extra 227)</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alterar a modalidade de recebimento do benefício do meu Plano de Previdência (contrato 123) de renda vitalícia para prazo determinado. Como posso realizar essa alteração? (solicitação extra 18) (solicitação extra 53) (solicitação extra 88) (solicitação extra 123) (solicitação extra 158) (solicitação extra 193) (solicitação extra 228)</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Houve um atraso no processamento do meu pedido de resgate do Plano VGBL, contrato 123. Solicito esclarecimentos sobre a causa e prazo para regularização. (solicitação extra 19) (solicitação extra 54) (solicitação extra 89) (solicitação extra 124) (solicitação extra 159) (solicitação extra 194) (solicitação extra 229)</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uma segunda via do meu contrato de Previdência Privada, número 123. Poderiam enviar por e-mail ou disponibilizar no portal online? (solicitação extra 20) (solicitação extra 55) (solicitação extra 90) (solicitação extra 125) (solicitação extra 160) (solicitação extra 195) (solicitação extra 230)</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xiste algum benefício fiscal para quem faz aportes adicionais ao Plano PGBL, contrato número 123, ainda este ano? Solicito orientações sobre os limites para dedução no IR. (solicitação extra 21) (solicitação extra 56) (solicitação extra 91) (solicitação extra 126) (solicitação extra 161) (solicitação extra 196) (solicitação extra 231)</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obter o saldo atualizado do meu Plano de Previdência Privada (contrato 123) e uma previsão de rendimentos futuros com base no perfil atual. (solicitação extra 22) (solicitação extra 57) (solicitação extra 92) (solicitação extra 127) (solicitação extra 162) (solicitação extra 197) (solicitação extra 232)</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Houve uma mudança no meu perfil de risco e gostaria de ajustar o plano de investimentos da minha previdência complementar (contrato 123). Como faço essa alteração? (solicitação extra 23) (solicitação extra 58) (solicitação extra 93) (solicitação extra 128) (solicitação extra 163) (solicitação extra 198) (solicitação extra 23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as taxas administrativas cobradas no contrato 123. Elas parecem estar impactando negativamente a rentabilidade do plano. (solicitação extra 24) (solicitação extra 59) (solicitação extra 94) (solicitação extra 129) (solicitação extra 164) (solicitação extra 199) (solicitação extra 234)</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m processo de aposentadoria e preciso confirmar os valores de recebimento mensal do contrato de previdência complementar 123. Poderiam enviar uma simulação atualizada? (solicitação extra 25) (solicitação extra 60) (solicitação extra 95) (solicitação extra 130) (solicitação extra 165) (solicitação extra 200) (solicitação extra 235)</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posso aumentar a frequência dos aportes no meu contrato de previdência privada (123) e se há limites para essas contribuições adicionais. (solicitação extra 26) (solicitação extra 61) (solicitação extra 96) (solicitação extra 131) (solicitação extra 166) (solicitação extra 201) (solicitação extra 236)</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informações sobre o processo de cancelamento do meu Plano PGBL, contrato número 123. Quais são as consequências financeiras dessa ação? (solicitação extra 27) (solicitação extra 62) (solicitação extra 97) (solicitação extra 132) (solicitação extra 167) (solicitação extra 202) (solicitação extra 237)</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eço esclarecimentos sobre a taxa de administração cobrada no contrato de previdência privada 123. Gostaria de saber se há opções com menor custo. (solicitação extra 28) (solicitação extra 63) (solicitação extra 98) (solicitação extra 133) (solicitação extra 168) (solicitação extra 203) (solicitação extra 238)</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xiste a possibilidade de resgatar apenas parte dos meus aportes no Plano VGBL, contrato 123, sem comprometer o saldo investido no fundo? (solicitação extra 29) (solicitação extra 64) (solicitação extra 99) (solicitação extra 134) (solicitação extra 169) (solicitação extra 204) (solicitação extra 239)</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posso antecipar o recebimento da renda mensal do contrato de previdência privada 123. Quais são as condições e impactos financeiros dessa decisão? (solicitação extra 30) (solicitação extra 65) (solicitação extra 100) (solicitação extra 135) (solicitação extra 170) (solicitação extra 205) (solicitação extra 240)</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orientações sobre a alteração do percentual de contribuição automática para o meu Plano PGBL, contrato número 123. (solicitação extra 31) (solicitação extra 66) (solicitação extra 101) (solicitação extra 136) (solicitação extra 171) (solicitação extra 206) (solicitação extra 241)</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como alterar o regime de tributação do meu Plano VGBL, contrato número 123. Quais são as opções disponíveis e os prazos para essa mudança? (solicitação extra 32) (solicitação extra 67) (solicitação extra 102) (solicitação extra 137) (solicitação extra 172) (solicitação extra 207) (solicitação extra 242)</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há alguma taxa extra para realizar aportes adicionais no contrato 123 e se isso impacta o retorno do investimento. (solicitação extra 33) (solicitação extra 68) (solicitação extra 103) (solicitação extra 138) (solicitação extra 173) (solicitação extra 208) (solicitação extra 24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com dúvidas sobre a política de resgates parciais do contrato de previdência privada número 123. Poderiam enviar os detalhes e as condições atuais? (solicitação extra 34) (solicitação extra 69) (solicitação extra 104) (solicitação extra 139) (solicitação extra 174) (solicitação extra 209) (solicitação extra 244)</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esclarecimentos sobre as opções de renda vitalícia ou prazo determinado no contrato de previdência 123. Qual seria mais vantajoso no meu caso? (solicitação extra 35) (solicitação extra 70) (solicitação extra 105) (solicitação extra 140) (solicitação extra 175) (solicitação extra 210) (solicitação extra 245)</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o resgate parcial do meu Plano de Previdência Privada, número de contrato 123. Gostaria de saber o prazo para recebimento após a solicitação e quais são os tributos incidentes. (solicitação extra 1) (solicitação extra 36) (solicitação extra 71) (solicitação extra 106) (solicitação extra 141) (solicitação extra 176) (solicitação extra 211) (solicitação extra 246)</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nfrentando dificuldades em realizar a portabilidade do meu Plano VGBL, contrato número 123, para outra instituição financeira. Solicito orientações sobre como proceder com essa transferência. (solicitação extra 2) (solicitação extra 37) (solicitação extra 72) (solicitação extra 107) (solicitação extra 142) (solicitação extra 177) (solicitação extra 212) (solicitação extra 247)</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olicitar a revisão do cálculo do meu benefício de aposentadoria vinculado ao contrato 123, pois acredito que os valores não estão corretos. (solicitação extra 3) (solicitação extra 38) (solicitação extra 73) (solicitação extra 108) (solicitação extra 143) (solicitação extra 178) (solicitação extra 213) (solicitação extra 248)</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alterar o beneficiário do meu Plano PGBL, contrato 123. Solicito orientações sobre o processo e os documentos necessários. (solicitação extra 4) (solicitação extra 39) (solicitação extra 74) (solicitação extra 109) (solicitação extra 144) (solicitação extra 179) (solicitação extra 214) (solicitação extra 249)</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Verifiquei uma cobrança indevida no extrato do meu Plano de Previdência, contrato 123. Peço o estorno e revisão dos valores cobrados. (solicitação extra 5) (solicitação extra 40) (solicitação extra 75) (solicitação extra 110) (solicitação extra 145) (solicitação extra 180) (solicitação extra 215) (solicitação extra 250)</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como funciona a tributação no momento de resgatar valores do meu Plano VGBL, número de contrato 123. Existe alguma opção de tabela regressiva? (solicitação extra 6) (solicitação extra 41) (solicitação extra 76) (solicitação extra 111) (solicitação extra 146) (solicitação extra 181) (solicitação extra 216) (solicitação extra 251)</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alterar o perfil de investimento do meu Plano de Previdência Privada (contrato 123) para um fundo com maior segurança. Como posso fazer essa mudança? (solicitação extra 7) (solicitação extra 42) (solicitação extra 77) (solicitação extra 112) (solicitação extra 147) (solicitação extra 182) (solicitação extra 217) (solicitação extra 252)</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m dúvida sobre a carência para novos aportes no contrato 123. Qual é o prazo mínimo para poder resgatar os novos valores investidos? (solicitação extra 8) (solicitação extra 43) (solicitação extra 78) (solicitação extra 113) (solicitação extra 148) (solicitação extra 183) (solicitação extra 218) (solicitação extra 25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a emissão de um novo extrato detalhado do meu Plano de Previdência (contrato 123) para análise dos últimos 12 meses de aportes e rendimentos. (solicitação extra 9) (solicitação extra 44) (solicitação extra 79) (solicitação extra 114) (solicitação extra 149) (solicitação extra 184) (solicitação extra 219) (solicitação extra 254)</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Quais são os custos envolvidos na portabilidade do meu Plano PGBL, contrato número 123, para outra seguradora? Há alguma penalidade aplicada? (solicitação extra 10) (solicitação extra 45) (solicitação extra 80) (solicitação extra 115) (solicitação extra 150) (solicitação extra 185) (solicitação extra 220) (solicitação extra 255)</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é possível suspender temporariamente os aportes no meu Plano de Previdência Privada (contrato 123) sem encerrar o contrato. (solicitação extra 11) (solicitação extra 46) (solicitação extra 81) (solicitação extra 116) (solicitação extra 151) (solicitação extra 186) (solicitação extra 221) (solicitação extra 256)</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nfrentando dificuldades em acessar o sistema online para consultar o saldo do meu Plano de Previdência Privada, contrato número 123. Peço suporte técnico para solucionar o problema. (solicitação extra 12) (solicitação extra 47) (solicitação extra 82) (solicitação extra 117) (solicitação extra 152) (solicitação extra 187) (solicitação extra 222) (solicitação extra 257)</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obter uma simulação de resgate total do meu Plano PGBL (contrato 123) com base no saldo atual e a tributação incidente. (solicitação extra 13) (solicitação extra 48) (solicitação extra 83) (solicitação extra 118) (solicitação extra 153) (solicitação extra 188) (solicitação extra 223) (solicitação extra 258)</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atualizar meu endereço no contrato de Previdência Privada (número 123). Solicito orientações sobre como proceder. (solicitação extra 14) (solicitação extra 49) (solicitação extra 84) (solicitação extra 119) (solicitação extra 154) (solicitação extra 189) (solicitação extra 224) (solicitação extra 259)</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Quais são as condições para a aposentadoria por idade no meu Plano de Previdência Privada, contrato 123? Gostaria de saber os requisitos e valores a receber. (solicitação extra 15) (solicitação extra 50) (solicitação extra 85) (solicitação extra 120) (solicitação extra 155) (solicitação extra 190) (solicitação extra 225) (solicitação extra 260)</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como realizar uma migração de fundo de investimento dentro do meu Plano VGBL, contrato número 123. (solicitação extra 16) (solicitação extra 51) (solicitação extra 86) (solicitação extra 121) (solicitação extra 156) (solicitação extra 191) (solicitação extra 226) (solicitação extra 261)</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com dúvida sobre o prazo de carência para o resgate total do meu Plano PGBL, contrato 123. Quando estarei apto a realizar o resgate sem penalidades? (solicitação extra 17) (solicitação extra 52) (solicitação extra 87) (solicitação extra 122) (solicitação extra 157) (solicitação extra 192) (solicitação extra 227) (solicitação extra 262)</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alterar a modalidade de recebimento do benefício do meu Plano de Previdência (contrato 123) de renda vitalícia para prazo determinado. Como posso realizar essa alteração? (solicitação extra 18) (solicitação extra 53) (solicitação extra 88) (solicitação extra 123) (solicitação extra 158) (solicitação extra 193) (solicitação extra 228) (solicitação extra 26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Houve um atraso no processamento do meu pedido de resgate do Plano VGBL, contrato 123. Solicito esclarecimentos sobre a causa e prazo para regularização. (solicitação extra 19) (solicitação extra 54) (solicitação extra 89) (solicitação extra 124) (solicitação extra 159) (solicitação extra 194) (solicitação extra 229) (solicitação extra 264)</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uma segunda via do meu contrato de Previdência Privada, número 123. Poderiam enviar por e-mail ou disponibilizar no portal online? (solicitação extra 20) (solicitação extra 55) (solicitação extra 90) (solicitação extra 125) (solicitação extra 160) (solicitação extra 195) (solicitação extra 230) (solicitação extra 265)</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xiste algum benefício fiscal para quem faz aportes adicionais ao Plano PGBL, contrato número 123, ainda este ano? Solicito orientações sobre os limites para dedução no IR. (solicitação extra 21) (solicitação extra 56) (solicitação extra 91) (solicitação extra 126) (solicitação extra 161) (solicitação extra 196) (solicitação extra 231) (solicitação extra 266)</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obter o saldo atualizado do meu Plano de Previdência Privada (contrato 123) e uma previsão de rendimentos futuros com base no perfil atual. (solicitação extra 22) (solicitação extra 57) (solicitação extra 92) (solicitação extra 127) (solicitação extra 162) (solicitação extra 197) (solicitação extra 232) (solicitação extra 267)</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Houve uma mudança no meu perfil de risco e gostaria de ajustar o plano de investimentos da minha previdência complementar (contrato 123). Como faço essa alteração? (solicitação extra 23) (solicitação extra 58) (solicitação extra 93) (solicitação extra 128) (solicitação extra 163) (solicitação extra 198) (solicitação extra 233) (solicitação extra 268)</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Solicito informações sobre as taxas administrativas cobradas no contrato 123. Elas parecem estar impactando negativamente a rentabilidade do plano. (solicitação extra 24) (solicitação extra 59) (solicitação extra 94) (solicitação extra 129) (solicitação extra 164) (solicitação extra 199) (solicitação extra 234) (solicitação extra 269)</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stou em processo de aposentadoria e preciso confirmar os valores de recebimento mensal do contrato de previdência complementar 123. Poderiam enviar uma simulação atualizada? (solicitação extra 25) (solicitação extra 60) (solicitação extra 95) (solicitação extra 130) (solicitação extra 165) (solicitação extra 200) (solicitação extra 235) (solicitação extra 270)</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posso aumentar a frequência dos aportes no meu contrato de previdência privada (123) e se há limites para essas contribuições adicionais. (solicitação extra 26) (solicitação extra 61) (solicitação extra 96) (solicitação extra 131) (solicitação extra 166) (solicitação extra 201) (solicitação extra 236) (solicitação extra 271)</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informações sobre o processo de cancelamento do meu Plano PGBL, contrato número 123. Quais são as consequências financeiras dessa ação? (solicitação extra 27) (solicitação extra 62) (solicitação extra 97) (solicitação extra 132) (solicitação extra 167) (solicitação extra 202) (solicitação extra 237) (solicitação extra 272)</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eço esclarecimentos sobre a taxa de administração cobrada no contrato de previdência privada 123. Gostaria de saber se há opções com menor custo. (solicitação extra 28) (solicitação extra 63) (solicitação extra 98) (solicitação extra 133) (solicitação extra 168) (solicitação extra 203) (solicitação extra 238) (solicitação extra 273)</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Existe a possibilidade de resgatar apenas parte dos meus aportes no Plano VGBL, contrato 123, sem comprometer o saldo investido no fundo? (solicitação extra 29) (solicitação extra 64) (solicitação extra 99) (solicitação extra 134) (solicitação extra 169) (solicitação extra 204) (solicitação extra 239) (solicitação extra 274)</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Gostaria de saber se posso antecipar o recebimento da renda mensal do contrato de previdência privada 123. Quais são as condições e impactos financeiros dessa decisão? (solicitação extra 30) (solicitação extra 65) (solicitação extra 100) (solicitação extra 135) (solicitação extra 170) (solicitação extra 205) (solicitação extra 240) (solicitação extra 275)</text:p>
          </table:table-cell>
          <table:table-cell office:value-type="string" calcext:value-type="string">
            <text:p>Previdência Complementar Aberta</text:p>
          </table:table-cell>
          <table:table-cell table:number-columns-repeated="16382"/>
        </table:table-row>
        <table:table-row table:style-name="ro1">
          <table:table-cell office:value-type="string" calcext:value-type="string">
            <text:p>Preciso de orientações sobre a alteração do percentual de contribuição automática para o meu Plano PGBL, contrato número 123. (solicitação extra 31) (solicitação extra 66) (solicitação extra 101) (solicitação extra 136) (solicitação extra 171) (solicitação extra 206) (solicitação extra 241) (solicitação extra 276)</text:p>
          </table:table-cell>
          <table:table-cell office:value-type="string" calcext:value-type="string">
            <text:p>Previdência Complementar Aberta</text:p>
          </table:table-cell>
          <table:table-cell table:number-columns-repeated="1638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4P0" style:volatile="true">
      <number:text>R$ </number:text>
      <number:number number:decimal-places="0" number:min-decimal-places="0" number:min-integer-digits="1" number:grouping="true"/>
      <number:text loext:blank-width-char=")"> </number:text>
    </number:number-style>
    <number:number-style style:name="N114">
      <number:text>(R$ </number:text>
      <number:number number:decimal-places="0" number:min-decimal-places="0" number:min-integer-digits="1" number:grouping="true"/>
      <number:text>)</number:text>
      <style:map style:condition="value()&gt;=0" style:apply-style-name="N114P0"/>
    </number:number-style>
    <number:number-style style:name="N115P0" style:volatile="true">
      <number:text>R$ </number:text>
      <number:number number:decimal-places="0" number:min-decimal-places="0" number:min-integer-digits="1" number:grouping="true"/>
      <number:text loext:blank-width-char=")"> </number:text>
    </number:number-style>
    <number:number-style style:name="N115">
      <style:text-properties fo:color="#ff0000"/>
      <number:text>(R$ </number:text>
      <number:number number:decimal-places="0" number:min-decimal-places="0" number:min-integer-digits="1" number:grouping="true"/>
      <number:text>)</number:text>
      <style:map style:condition="value()&gt;=0" style:apply-style-name="N115P0"/>
    </number:number-style>
    <number:number-style style:name="N116P0" style:volatile="true">
      <number:text>R$ </number:text>
      <number:number number:decimal-places="2" number:min-decimal-places="2" number:min-integer-digits="1" number:grouping="true"/>
      <number:text loext:blank-width-char=")"> </number:text>
    </number:number-style>
    <number:number-style style:name="N116">
      <number:text>(R$ </number:text>
      <number:number number:decimal-places="2" number:min-decimal-places="2" number:min-integer-digits="1" number:grouping="true"/>
      <number:text>)</number:text>
      <style:map style:condition="value()&gt;=0" style:apply-style-name="N116P0"/>
    </number:number-style>
    <number:number-style style:name="N117P0" style:volatile="true">
      <number:text>R$ </number:text>
      <number:number number:decimal-places="2" number:min-decimal-places="2" number:min-integer-digits="1" number:grouping="true"/>
      <number:text loext:blank-width-char=")"> </number:text>
    </number:number-style>
    <number:number-style style:name="N117">
      <style:text-properties fo:color="#ff0000"/>
      <number:text>(R$ </number:text>
      <number:number number:decimal-places="2" number:min-decimal-places="2" number:min-integer-digits="1" number:grouping="true"/>
      <number:text>)</number:text>
      <style:map style:condition="value()&gt;=0" style:apply-style-name="N117P0"/>
    </number:number-style>
    <number:date-style style:name="N118">
      <number:day/>
      <number:text>/</number:text>
      <number:month/>
      <number:text>/</number:text>
      <number:year number:style="long"/>
    </number:date-style>
    <number:date-style style:name="N119">
      <number:day/>
      <number:text>/</number:text>
      <number:month number:textual="true"/>
      <number:text>/</number:text>
      <number:year/>
    </number:date-style>
    <number:date-style style:name="N120">
      <number:day/>
      <number:text>/</number:text>
      <number:month number:textual="true"/>
    </number:date-style>
    <number:date-style style:name="N121">
      <number:month number:textual="true"/>
      <number:text>/</number:text>
      <number:year/>
    </number:date-style>
    <number:time-style style:name="N122">
      <number:hours/>
      <number:text>:</number:text>
      <number:minutes number:style="long"/>
      <number:text> </number:text>
      <number:am-pm/>
    </number:time-style>
    <number:time-style style:name="N123">
      <number:hours/>
      <number:text>:</number:text>
      <number:minutes number:style="long"/>
      <number:text>:</number:text>
      <number:seconds number:style="long"/>
      <number:text> </number:text>
      <number:am-pm/>
    </number:time-style>
    <number:date-style style:name="N124">
      <number:day/>
      <number:text>/</number:text>
      <number:month/>
      <number:text>/</number:text>
      <number:year number:style="long"/>
      <number:text> </number:text>
      <number:hours number:style="long"/>
      <number:text>:</number:text>
      <number:minutes number:style="long"/>
    </number:date-style>
    <number:number-style style:name="N125P0" style:volatile="true">
      <number:number number:decimal-places="0" number:min-decimal-places="0" number:min-integer-digits="1" number:grouping="true"/>
      <number:text loext:blank-width-char=")"> </number:text>
    </number:number-style>
    <number:number-style style:name="N125">
      <number:text>(</number:text>
      <number:number number:decimal-places="0" number:min-decimal-places="0" number:min-integer-digits="1" number:grouping="true"/>
      <number:text>)</number:text>
      <style:map style:condition="value()&gt;=0" style:apply-style-name="N125P0"/>
    </number:number-style>
    <number:number-style style:name="N126P0" style:volatile="true">
      <number:number number:decimal-places="0" number:min-decimal-places="0" number:min-integer-digits="1" number:grouping="true"/>
      <number:text loext:blank-width-char=")"> </number:text>
    </number:number-style>
    <number:number-style style:name="N126">
      <style:text-properties fo:color="#ff0000"/>
      <number:text>(</number:text>
      <number:number number:decimal-places="0" number:min-decimal-places="0" number:min-integer-digits="1" number:grouping="true"/>
      <number:text>)</number:text>
      <style:map style:condition="value()&gt;=0" style:apply-style-name="N126P0"/>
    </number:number-style>
    <number:number-style style:name="N127P0" style:volatile="true">
      <number:number number:decimal-places="2" number:min-decimal-places="2" number:min-integer-digits="1" number:grouping="true"/>
      <number:text loext:blank-width-char=")"> </number:text>
    </number:number-style>
    <number:number-style style:name="N127">
      <number:text>(</number:text>
      <number:number number:decimal-places="2" number:min-decimal-places="2" number:min-integer-digits="1" number:grouping="true"/>
      <number:text>)</number:text>
      <style:map style:condition="value()&gt;=0" style:apply-style-name="N127P0"/>
    </number:number-style>
    <number:number-style style:name="N128P0" style:volatile="true">
      <number:number number:decimal-places="2" number:min-decimal-places="2" number:min-integer-digits="1" number:grouping="true"/>
      <number:text loext:blank-width-char=")"> </number:text>
    </number:number-style>
    <number:number-style style:name="N128">
      <style:text-properties fo:color="#ff0000"/>
      <number:text>(</number:text>
      <number:number number:decimal-places="2" number:min-decimal-places="2" number:min-integer-digits="1" number:grouping="true"/>
      <number:text>)</number:text>
      <style:map style:condition="value()&gt;=0" style:apply-style-name="N128P0"/>
    </number:number-style>
    <number:number-style style:name="N129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29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29P2" style:volatile="true">
      <number:text loext:blank-width-char="("> </number:text>
      <number:fill-character> </number:fill-character>
      <number:text loext:blank-width-char=")1">- </number:text>
    </number:number-style>
    <number:text-style style:name="N129">
      <number:text loext:blank-width-char="("> </number:text>
      <number:text-content/>
      <number:text loext:blank-width-char=")"> </number:text>
      <style:map style:condition="value()&gt;0" style:apply-style-name="N129P0"/>
      <style:map style:condition="value()&lt;0" style:apply-style-name="N129P1"/>
      <style:map style:condition="value()=0" style:apply-style-name="N129P2"/>
    </number:text-style>
    <number:number-style style:name="N130P0" style:volatile="true">
      <number:text loext:blank-width-char="("> R$ </number:text>
      <number:fill-character> </number:fill-character>
      <number:number number:decimal-places="0" number:min-decimal-places="0" number:min-integer-digits="1" number:grouping="true"/>
      <number:text loext:blank-width-char=")"> </number:text>
    </number:number-style>
    <number:number-style style:name="N130P1" style:volatile="true">
      <number:text loext:blank-width-char="("> R$ </number:text>
      <number:fill-character> </number:fill-character>
      <number:text>(</number:text>
      <number:number number:decimal-places="0" number:min-decimal-places="0" number:min-integer-digits="1" number:grouping="true"/>
      <number:text>)</number:text>
    </number:number-style>
    <number:number-style style:name="N130P2" style:volatile="true">
      <number:text loext:blank-width-char="("> R$ </number:text>
      <number:fill-character> </number:fill-character>
      <number:text loext:blank-width-char=")1">- </number:text>
    </number:number-style>
    <number:text-style style:name="N130">
      <number:text loext:blank-width-char="("> </number:text>
      <number:text-content/>
      <number:text loext:blank-width-char=")"> </number:text>
      <style:map style:condition="value()&gt;0" style:apply-style-name="N130P0"/>
      <style:map style:condition="value()&lt;0" style:apply-style-name="N130P1"/>
      <style:map style:condition="value()=0" style:apply-style-name="N130P2"/>
    </number:text-style>
    <number:number-style style:name="N13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1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3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1">
      <number:text loext:blank-width-char="("> </number:text>
      <number:text-content/>
      <number:text loext:blank-width-char=")"> </number:text>
      <style:map style:condition="value()&gt;0" style:apply-style-name="N131P0"/>
      <style:map style:condition="value()&lt;0" style:apply-style-name="N131P1"/>
      <style:map style:condition="value()=0" style:apply-style-name="N131P2"/>
    </number:text-style>
    <number:number-style style:name="N132P0" style:volatile="true">
      <number:text loext:blank-width-char="("> R$ </number:text>
      <number:fill-character> </number:fill-character>
      <number:number number:decimal-places="2" number:min-decimal-places="2" number:min-integer-digits="1" number:grouping="true"/>
      <number:text loext:blank-width-char=")"> </number:text>
    </number:number-style>
    <number:number-style style:name="N132P1" style:volatile="true">
      <number:text loext:blank-width-char="("> R$ </number:text>
      <number:fill-character> </number:fill-character>
      <number:text>(</number:text>
      <number:number number:decimal-places="2" number:min-decimal-places="2" number:min-integer-digits="1" number:grouping="true"/>
      <number:text>)</number:text>
    </number:number-style>
    <number:number-style style:name="N132P2" style:volatile="true">
      <number:text loext:blank-width-char="("> R$ </number:text>
      <number:fill-character> </number:fill-character>
      <number:text>-</number:text>
      <number:number number:decimal-places="0" number:min-decimal-places="0" number:min-integer-digits="2" loext:max-blank-integer-digits="2"/>
      <number:text loext:blank-width-char=")"> </number:text>
    </number:number-style>
    <number:text-style style:name="N132">
      <number:text loext:blank-width-char="("> </number:text>
      <number:text-content/>
      <number:text loext:blank-width-char=")">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21">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1T05:19:33</meta:creation-date>
    <dc:date>2024-10-21T02:21:22.119514370</dc:date>
    <meta:generator>LibreOffice/24.2.6.2$Linux_X86_64 LibreOffice_project/8e9a753d9daaea75c34b417ba1bdf556bf2fc5b3</meta:generator>
    <meta:editing-duration>PT1M33S</meta:editing-duration>
    <meta:editing-cycles>1</meta:editing-cycles>
    <meta:document-statistic meta:table-count="1" meta:cell-count="751" meta:object-count="0"/>
    <meta:user-defined meta:name="AppVersion">12.0000</meta:user-defined>
  </office:meta>
</office:document-meta>
</file>